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4cc97f" officeooo:paragraph-rsid="004cc97f"/>
    </style:style>
    <style:style style:name="P2" style:family="paragraph" style:parent-style-name="Text_20_body">
      <style:text-properties officeooo:paragraph-rsid="004ccdef"/>
    </style:style>
    <style:style style:name="P3" style:family="paragraph" style:parent-style-name="Quotations">
      <style:text-properties fo:color="#81d41a" loext:opacity="100%"/>
    </style:style>
    <style:style style:name="P4" style:family="paragraph" style:parent-style-name="Standard">
      <style:text-properties fo:color="#cccccc" loext:opacity="100%" style:font-name="Consolas2" fo:font-size="10.5pt" fo:font-weight="normal" officeooo:rsid="004e861b" officeooo:paragraph-rsid="004e861b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6" style:family="paragraph" style:parent-style-name="Standard">
      <style:text-properties fo:color="#cccccc" loext:opacity="100%" style:font-name="Consolas2" fo:font-size="10.5pt" fo:font-weight="normal" officeooo:rsid="00663bbd" officeooo:paragraph-rsid="00663bbd" fo:background-color="#1f1f1f"/>
    </style:style>
    <style:style style:name="P7" style:family="paragraph" style:parent-style-name="Standard">
      <style:text-properties fo:color="#cccccc" loext:opacity="100%" style:font-name="Consolas2" fo:font-size="10.5pt" fo:font-weight="normal" officeooo:rsid="006c90e4" officeooo:paragraph-rsid="006c90e4" fo:background-color="#1f1f1f"/>
    </style:style>
    <style:style style:name="P8" style:family="paragraph" style:parent-style-name="Standard">
      <style:text-properties fo:color="#cccccc" loext:opacity="100%" style:font-name="Consolas2" fo:font-size="10.5pt" fo:font-weight="normal" officeooo:rsid="006e7257" officeooo:paragraph-rsid="006e7257" fo:background-color="#1f1f1f"/>
    </style:style>
    <style:style style:name="P9" style:family="paragraph" style:parent-style-name="Standard">
      <style:text-properties officeooo:rsid="005bce6d" officeooo:paragraph-rsid="005bce6d"/>
    </style:style>
    <style:style style:name="P10" style:family="paragraph" style:parent-style-name="Text_20_body">
      <style:text-properties officeooo:rsid="005bce6d" officeooo:paragraph-rsid="005bce6d"/>
    </style:style>
    <style:style style:name="P11" style:family="paragraph" style:parent-style-name="Text_20_body">
      <style:paragraph-properties fo:margin-top="0cm" fo:margin-bottom="0.046cm" style:contextual-spacing="false"/>
      <style:text-properties officeooo:rsid="005bce6d" officeooo:paragraph-rsid="005bce6d"/>
    </style:style>
    <style:style style:name="P12" style:family="paragraph" style:parent-style-name="Text_20_body">
      <style:paragraph-properties fo:line-height="100%"/>
      <style:text-properties officeooo:rsid="005bce6d" officeooo:paragraph-rsid="005bce6d"/>
    </style:style>
    <style:style style:name="P13" style:family="paragraph" style:parent-style-name="Text_20_body">
      <style:text-properties officeooo:rsid="004ccdef" officeooo:paragraph-rsid="004ccdef"/>
    </style:style>
    <style:style style:name="P14" style:family="paragraph" style:parent-style-name="Text_20_body">
      <style:text-properties officeooo:rsid="004daaa6" officeooo:paragraph-rsid="004daaa6"/>
    </style:style>
    <style:style style:name="P15" style:family="paragraph" style:parent-style-name="Text_20_body">
      <style:text-properties officeooo:rsid="004e861b" officeooo:paragraph-rsid="004e861b"/>
    </style:style>
    <style:style style:name="P16" style:family="paragraph" style:parent-style-name="Text_20_body">
      <style:text-properties officeooo:rsid="005297b4" officeooo:paragraph-rsid="005297b4"/>
    </style:style>
    <style:style style:name="P17" style:family="paragraph" style:parent-style-name="Text_20_body">
      <style:text-properties officeooo:rsid="0053f6b2" officeooo:paragraph-rsid="0053f6b2"/>
    </style:style>
    <style:style style:name="P18" style:family="paragraph" style:parent-style-name="Text_20_body">
      <style:text-properties officeooo:rsid="00552e0d" officeooo:paragraph-rsid="00552e0d"/>
    </style:style>
    <style:style style:name="P19" style:family="paragraph" style:parent-style-name="Text_20_body">
      <style:text-properties officeooo:rsid="0057046d" officeooo:paragraph-rsid="0057046d"/>
    </style:style>
    <style:style style:name="P20" style:family="paragraph" style:parent-style-name="Text_20_body">
      <style:text-properties officeooo:rsid="00588cfb" officeooo:paragraph-rsid="00588cfb"/>
    </style:style>
    <style:style style:name="P21" style:family="paragraph" style:parent-style-name="Text_20_body">
      <style:paragraph-properties fo:margin-top="0cm" fo:margin-bottom="0.046cm" style:contextual-spacing="false"/>
      <style:text-properties officeooo:rsid="005cbf2b" officeooo:paragraph-rsid="005cbf2b"/>
    </style:style>
    <style:style style:name="P22" style:family="paragraph" style:parent-style-name="Text_20_body">
      <style:paragraph-properties fo:line-height="100%"/>
      <style:text-properties officeooo:rsid="005de1b7" officeooo:paragraph-rsid="005de1b7"/>
    </style:style>
    <style:style style:name="P23" style:family="paragraph" style:parent-style-name="Quotations">
      <style:text-properties fo:color="#9cdcfe" loext:opacity="100%" style:font-name="Consolas2" fo:font-size="10.5pt" fo:font-weight="normal"/>
    </style:style>
    <style:style style:name="P24" style:family="paragraph" style:parent-style-name="Quotations">
      <style:text-properties fo:color="#808080" loext:opacity="100%" style:font-name="Consolas2" fo:font-size="10.5pt" fo:font-weight="normal"/>
    </style:style>
    <style:style style:name="P25" style:family="paragraph" style:parent-style-name="Quotations">
      <style:text-properties officeooo:paragraph-rsid="00676207"/>
    </style:style>
    <style:style style:name="P26" style:family="paragraph" style:parent-style-name="Text_20_body">
      <style:paragraph-properties fo:line-height="100%"/>
      <style:text-properties officeooo:rsid="005f3acd" officeooo:paragraph-rsid="005f3acd"/>
    </style:style>
    <style:style style:name="P27" style:family="paragraph" style:parent-style-name="Text_20_body">
      <style:paragraph-properties fo:line-height="100%"/>
      <style:text-properties officeooo:rsid="00604693" officeooo:paragraph-rsid="00604693"/>
    </style:style>
    <style:style style:name="P28" style:family="paragraph" style:parent-style-name="Text_20_body">
      <style:paragraph-properties fo:line-height="100%"/>
      <style:text-properties officeooo:rsid="0063aca7" officeooo:paragraph-rsid="0063aca7"/>
    </style:style>
    <style:style style:name="P29" style:family="paragraph" style:parent-style-name="Text_20_body">
      <style:paragraph-properties fo:line-height="100%"/>
      <style:text-properties officeooo:rsid="0063b3c8" officeooo:paragraph-rsid="0063b3c8"/>
    </style:style>
    <style:style style:name="P30" style:family="paragraph" style:parent-style-name="Text_20_body">
      <style:text-properties officeooo:rsid="00663bbd" officeooo:paragraph-rsid="00663bbd"/>
    </style:style>
    <style:style style:name="P31" style:family="paragraph" style:parent-style-name="Text_20_body">
      <style:text-properties officeooo:rsid="0068ec06" officeooo:paragraph-rsid="0068ec06"/>
    </style:style>
    <style:style style:name="P32" style:family="paragraph" style:parent-style-name="Quotations">
      <style:text-properties officeooo:paragraph-rsid="006b9848"/>
    </style:style>
    <style:style style:name="P33" style:family="paragraph" style:parent-style-name="Text_20_body">
      <style:text-properties officeooo:rsid="006ac933" officeooo:paragraph-rsid="006ac933"/>
    </style:style>
    <style:style style:name="P34" style:family="paragraph" style:parent-style-name="Text_20_body">
      <style:text-properties officeooo:rsid="006b3b21" officeooo:paragraph-rsid="006b3b21"/>
    </style:style>
    <style:style style:name="P35" style:family="paragraph" style:parent-style-name="Text_20_body">
      <style:text-properties officeooo:rsid="006b9848" officeooo:paragraph-rsid="006b9848"/>
    </style:style>
    <style:style style:name="P36" style:family="paragraph" style:parent-style-name="Text_20_body">
      <style:text-properties officeooo:rsid="006c90e4" officeooo:paragraph-rsid="006c90e4"/>
    </style:style>
    <style:style style:name="P37" style:family="paragraph" style:parent-style-name="Text_20_body">
      <style:text-properties officeooo:rsid="006c90e4" officeooo:paragraph-rsid="006e7257"/>
    </style:style>
    <style:style style:name="P38" style:family="paragraph" style:parent-style-name="Text_20_body">
      <style:text-properties officeooo:rsid="006e7257" officeooo:paragraph-rsid="006e7257"/>
    </style:style>
    <style:style style:name="P39" style:family="paragraph" style:parent-style-name="Heading_20_4">
      <style:text-properties officeooo:paragraph-rsid="004ccdef"/>
    </style:style>
    <style:style style:name="P40" style:family="paragraph" style:parent-style-name="Quotations">
      <style:text-properties style:font-name="Consolas2" fo:font-size="10.5pt" fo:font-weight="normal"/>
    </style:style>
    <style:style style:name="P41" style:family="paragraph" style:parent-style-name="Quotations">
      <style:text-properties fo:color="#808080" loext:opacity="100%" style:font-name="Consolas2" fo:font-size="10.5pt" fo:font-weight="normal"/>
    </style:style>
    <style:style style:name="P42" style:family="paragraph" style:parent-style-name="Quotations">
      <style:text-properties officeooo:rsid="0073132f"/>
    </style:style>
    <style:style style:name="P43" style:family="paragraph" style:parent-style-name="Standard">
      <style:text-properties fo:color="#cccccc" loext:opacity="100%" style:font-name="Consolas2" fo:font-size="10.5pt" fo:font-weight="normal" officeooo:rsid="0073132f" officeooo:paragraph-rsid="0073132f" fo:background-color="#1f1f1f"/>
    </style:style>
    <style:style style:name="P44" style:family="paragraph" style:parent-style-name="Text_20_body">
      <style:text-properties officeooo:rsid="006fd13d" officeooo:paragraph-rsid="006fd13d"/>
    </style:style>
    <style:style style:name="P45" style:family="paragraph" style:parent-style-name="Text_20_body">
      <style:text-properties officeooo:rsid="006fe12c" officeooo:paragraph-rsid="006fe12c"/>
    </style:style>
    <style:style style:name="P46" style:family="paragraph" style:parent-style-name="Text_20_body">
      <style:text-properties officeooo:rsid="0071ddeb" officeooo:paragraph-rsid="0071ddeb"/>
    </style:style>
    <style:style style:name="P47" style:family="paragraph" style:parent-style-name="Text_20_body">
      <style:text-properties officeooo:rsid="00722fe0" officeooo:paragraph-rsid="00722fe0"/>
    </style:style>
    <style:style style:name="P48" style:family="paragraph" style:parent-style-name="Text_20_body">
      <style:text-properties officeooo:rsid="0072399c" officeooo:paragraph-rsid="0072399c"/>
    </style:style>
    <style:style style:name="P49" style:family="paragraph" style:parent-style-name="Text_20_body">
      <style:text-properties officeooo:rsid="0073132f" officeooo:paragraph-rsid="0073132f"/>
    </style:style>
    <style:style style:name="P50" style:family="paragraph" style:parent-style-name="Text_20_body">
      <style:text-properties officeooo:rsid="0075090e" officeooo:paragraph-rsid="0075090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2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2" fo:font-size="10.5pt" fo:font-weight="normal"/>
    </style:style>
    <style:style style:name="T5" style:family="text">
      <style:text-properties fo:color="#569cd6" loext:opacity="100%" style:font-name="Consolas2" fo:font-size="10.5pt" fo:font-weight="normal" fo:background-color="#28471f" loext:char-shading-value="0"/>
    </style:style>
    <style:style style:name="T6" style:family="text">
      <style:text-properties fo:color="#569cd6" loext:opacity="100%" style:font-name="Consolas2" fo:font-size="10.5pt" fo:font-weight="normal" fo:background-color="#395511" loext:char-shading-value="0"/>
    </style:style>
    <style:style style:name="T7" style:family="text">
      <style:text-properties fo:color="#4fc1ff" loext:opacity="100%"/>
    </style:style>
    <style:style style:name="T8" style:family="text">
      <style:text-properties fo:color="#4fc1ff" loext:opacity="100%" style:font-name="Consolas2" fo:font-size="10.5pt" fo:font-weight="normal"/>
    </style:style>
    <style:style style:name="T9" style:family="text">
      <style:text-properties fo:color="#4fc1ff" loext:opacity="100%" style:font-name="Consolas2" fo:font-size="10.5pt" fo:font-weight="normal" fo:background-color="#2847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2" fo:font-size="10.5pt" fo:font-weight="normal"/>
    </style:style>
    <style:style style:name="T12" style:family="text">
      <style:text-properties fo:color="#d4d4d4" loext:opacity="100%" style:font-name="Consolas2" fo:font-size="10.5pt" fo:font-weight="normal" fo:background-color="#28471f" loext:char-shading-value="0"/>
    </style:style>
    <style:style style:name="T13" style:family="text">
      <style:text-properties fo:color="#d4d4d4" loext:opacity="100%" style:font-name="Consolas2" fo:font-size="10.5pt" fo:font-weight="normal" fo:background-color="#395511" loext:char-shading-value="0"/>
    </style:style>
    <style:style style:name="T14" style:family="text">
      <style:text-properties fo:color="#d4d4d4" loext:opacity="100%" style:font-name="Consolas2" fo:font-size="10.5pt" fo:font-weight="normal" fo:background-color="#395511" loext:char-shading-value="0"/>
    </style:style>
    <style:style style:name="T15" style:family="text">
      <style:text-properties fo:color="#4ec9b0" loext:opacity="100%"/>
    </style:style>
    <style:style style:name="T16" style:family="text">
      <style:text-properties fo:color="#4ec9b0" loext:opacity="100%" style:font-name="Consolas2" fo:font-size="10.5pt" fo:font-weight="normal"/>
    </style:style>
    <style:style style:name="T17" style:family="text">
      <style:text-properties fo:color="#4ec9b0" loext:opacity="100%" style:font-name="Consolas2" fo:font-size="10.5pt" fo:font-weight="normal" fo:background-color="#395511" loext:char-shading-value="0"/>
    </style:style>
    <style:style style:name="T18" style:family="text">
      <style:text-properties style:font-name="Consolas2" fo:font-size="10.5pt" fo:font-weight="normal"/>
    </style:style>
    <style:style style:name="T19" style:family="text">
      <style:text-properties style:font-name="Consolas2" fo:font-size="10.5pt" fo:font-weight="normal" fo:background-color="#28471f" loext:char-shading-value="0"/>
    </style:style>
    <style:style style:name="T20" style:family="text">
      <style:text-properties style:font-name="Consolas2" fo:font-size="10.5pt" fo:font-weight="normal" fo:background-color="#395511" loext:char-shading-value="0"/>
    </style:style>
    <style:style style:name="T21" style:family="text">
      <style:text-properties style:font-name="Consolas2" fo:font-size="10.5pt" fo:font-weight="normal" fo:background-color="#395511" loext:char-shading-value="0"/>
    </style:style>
    <style:style style:name="T22" style:family="text">
      <style:text-properties fo:color="#9cdcfe" loext:opacity="100%"/>
    </style:style>
    <style:style style:name="T23" style:family="text">
      <style:text-properties fo:color="#9cdcfe" loext:opacity="100%" style:font-name="Consolas2" fo:font-size="10.5pt" fo:font-weight="normal"/>
    </style:style>
    <style:style style:name="T24" style:family="text">
      <style:text-properties fo:color="#9cdcfe" loext:opacity="100%" style:font-name="Consolas2" fo:font-size="10.5pt" fo:font-weight="normal" fo:background-color="#1f1f1f" loext:char-shading-value="0"/>
    </style:style>
    <style:style style:name="T25" style:family="text">
      <style:text-properties fo:color="#9cdcfe" loext:opacity="100%" style:font-name="Consolas2" fo:font-size="10.5pt" fo:font-weight="normal" fo:background-color="#28471f" loext:char-shading-value="0"/>
    </style:style>
    <style:style style:name="T26" style:family="text">
      <style:text-properties fo:color="#9cdcfe" loext:opacity="100%" style:font-name="Consolas2" fo:font-size="10.5pt" fo:font-weight="normal" fo:background-color="#395511" loext:char-shading-value="0"/>
    </style:style>
    <style:style style:name="T27" style:family="text">
      <style:text-properties fo:color="#9cdcfe" loext:opacity="100%" style:font-name="Consolas2" fo:font-size="10.5pt" fo:font-weight="normal" fo:background-color="#395511" loext:char-shading-value="0"/>
    </style:style>
    <style:style style:name="T28" style:family="text">
      <style:text-properties fo:color="#9cdcfe" loext:opacity="100%" fo:background-color="#395511" loext:char-shading-value="0"/>
    </style:style>
    <style:style style:name="T29" style:family="text">
      <style:text-properties fo:color="#ce9178" loext:opacity="100%"/>
    </style:style>
    <style:style style:name="T30" style:family="text">
      <style:text-properties fo:color="#ce9178" loext:opacity="100%" style:font-name="Consolas2" fo:font-size="10.5pt" fo:font-weight="normal"/>
    </style:style>
    <style:style style:name="T31" style:family="text">
      <style:text-properties fo:color="#ce9178" loext:opacity="100%" style:font-name="Consolas2" fo:font-size="10.5pt" fo:font-weight="normal" fo:background-color="#28471f" loext:char-shading-value="0"/>
    </style:style>
    <style:style style:name="T32" style:family="text">
      <style:text-properties fo:color="#ce9178" loext:opacity="100%" style:font-name="Consolas2" fo:font-size="10.5pt" fo:font-weight="normal" fo:background-color="#1f1f1f" loext:char-shading-value="0"/>
    </style:style>
    <style:style style:name="T33" style:family="text">
      <style:text-properties fo:color="#ce9178" loext:opacity="100%" fo:background-color="#395511" loext:char-shading-value="0"/>
    </style:style>
    <style:style style:name="T34" style:family="text">
      <style:text-properties fo:color="#dcdcaa" loext:opacity="100%"/>
    </style:style>
    <style:style style:name="T35" style:family="text">
      <style:text-properties fo:color="#dcdcaa" loext:opacity="100%" style:font-name="Consolas2" fo:font-size="10.5pt" fo:font-weight="normal"/>
    </style:style>
    <style:style style:name="T36" style:family="text">
      <style:text-properties fo:color="#dcdcaa" loext:opacity="100%" style:font-name="Consolas2" fo:font-size="10.5pt" fo:font-weight="normal" fo:background-color="#395511" loext:char-shading-value="0"/>
    </style:style>
    <style:style style:name="T37" style:family="text">
      <style:text-properties fo:color="#c586c0" loext:opacity="100%"/>
    </style:style>
    <style:style style:name="T38" style:family="text">
      <style:text-properties fo:color="#c586c0" loext:opacity="100%" style:font-name="Consolas2" fo:font-size="10.5pt" fo:font-weight="normal"/>
    </style:style>
    <style:style style:name="T39" style:family="text">
      <style:text-properties fo:color="#c586c0" loext:opacity="100%" style:font-name="Consolas2" fo:font-size="10.5pt" fo:font-weight="normal" fo:background-color="#1f1f1f" loext:char-shading-value="0"/>
    </style:style>
    <style:style style:name="T40" style:family="text">
      <style:text-properties fo:color="#6a9955" loext:opacity="100%" style:font-name="Consolas2" fo:font-size="10.5pt" fo:font-weight="normal"/>
    </style:style>
    <style:style style:name="T41" style:family="text">
      <style:text-properties fo:color="#6a9955" loext:opacity="100%" style:font-name="Consolas2" fo:font-size="10.5pt" fo:font-weight="normal" officeooo:rsid="006b9848"/>
    </style:style>
    <style:style style:name="T42" style:family="text">
      <style:text-properties fo:color="#cccccc" loext:opacity="100%" style:font-name="Consolas2" fo:font-size="10.5pt" fo:font-weight="normal" fo:background-color="#1f1f1f" loext:char-shading-value="0"/>
    </style:style>
    <style:style style:name="T43" style:family="text">
      <style:text-properties officeooo:rsid="004cc97f"/>
    </style:style>
    <style:style style:name="T44" style:family="text">
      <style:text-properties officeooo:rsid="005056da"/>
    </style:style>
    <style:style style:name="T45" style:family="text">
      <style:text-properties officeooo:rsid="005114ab"/>
    </style:style>
    <style:style style:name="T46" style:family="text">
      <style:text-properties officeooo:rsid="005297b4"/>
    </style:style>
    <style:style style:name="T47" style:family="text">
      <style:text-properties officeooo:rsid="0055e2db"/>
    </style:style>
    <style:style style:name="T48" style:family="text">
      <style:text-properties officeooo:rsid="00588cfb"/>
    </style:style>
    <style:style style:name="T49" style:family="text">
      <style:text-properties officeooo:rsid="0059fe5e"/>
    </style:style>
    <style:style style:name="T50" style:family="text">
      <style:text-properties officeooo:rsid="00630280"/>
    </style:style>
    <style:style style:name="T51" style:family="text">
      <style:text-properties fo:color="#81d41a" loext:opacity="100%" style:font-name="Consolas2" fo:font-size="10.5pt" fo:font-weight="normal"/>
    </style:style>
    <style:style style:name="T52" style:family="text">
      <style:text-properties fo:color="#81d41a" loext:opacity="100%" style:font-name="Consolas2" fo:font-size="10.5pt" fo:font-weight="normal" officeooo:rsid="0063b3c8"/>
    </style:style>
    <style:style style:name="T53" style:family="text">
      <style:text-properties fo:color="#81d41a" loext:opacity="100%" style:font-name="Consolas2" fo:font-size="10.5pt" fo:font-weight="normal" officeooo:rsid="00676207"/>
    </style:style>
    <style:style style:name="T54" style:family="text">
      <style:text-properties officeooo:rsid="0063fcfa"/>
    </style:style>
    <style:style style:name="T55" style:family="text">
      <style:text-properties fo:color="#d7ba7d" loext:opacity="100%" style:font-name="Consolas2" fo:font-size="10.5pt" fo:font-weight="normal"/>
    </style:style>
    <style:style style:name="T56" style:family="text">
      <style:text-properties fo:color="#b5cea8" loext:opacity="100%" style:font-name="Consolas2" fo:font-size="10.5pt" fo:font-weight="normal"/>
    </style:style>
    <style:style style:name="T57" style:family="text">
      <style:text-properties fo:color="#b5cea8" loext:opacity="100%" style:font-name="Consolas2" fo:font-size="10.5pt" fo:font-weight="normal" fo:background-color="#395511" loext:char-shading-value="0"/>
    </style:style>
    <style:style style:name="T58" style:family="text">
      <style:text-properties officeooo:rsid="006c90e4"/>
    </style:style>
    <style:style style:name="T59" style:family="text">
      <style:text-properties fo:background-color="#395511" loext:char-shading-value="0"/>
    </style:style>
    <style:style style:name="T60" style:family="text">
      <style:text-properties officeooo:rsid="006e7257"/>
    </style:style>
    <style:style style:name="T61" style:family="text">
      <style:text-properties officeooo:rsid="006f7dbc"/>
    </style:style>
    <style:style style:name="T62" style:family="text">
      <style:text-properties fo:color="#c8c8c8" loext:opacity="100%" style:font-name="Consolas2" fo:font-size="10.5pt" fo:font-weight="normal"/>
    </style:style>
    <style:style style:name="T63" style:family="text">
      <style:text-properties fo:color="#f44747" loext:opacity="100%" style:font-name="Consolas2" fo:font-size="10.5pt" fo:font-weight="normal"/>
    </style:style>
    <style:style style:name="T64" style:family="text">
      <style:text-properties officeooo:rsid="00722fe0"/>
    </style:style>
    <style:style style:name="T65" style:family="text">
      <style:text-properties officeooo:rsid="007313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DK <text:span text:style-name="T48">(Component Dev Kit)</text:span></text:h>
      <text:p text:style-name="Text_20_body">- <text:span text:style-name="T43">Nos ayuda a crear componentes de maneras mas sencillas utilizando nuestros propios estilos.</text:span></text:p>
      <text:p text:style-name="P14">- Instalar CDK:</text:p>
      <text:h text:style-name="Heading_20_4" text:outline-level="4">ng add @angular/cdk</text:h>
      <text:p text:style-name="P13">+ VIDEO 2. TAILWINDCSS</text:p>
      <text:p text:style-name="P13">- Es un Framework para CSS</text:p>
      <text:p text:style-name="P13">- Es solo CSS sin funcionalidades JS</text:p>
      <text:p text:style-name="P13">- Trae clases predefinidas</text:p>
      <text:p text:style-name="P13">+ Crear componentes sin scss ni test:</text:p>
      <text:h text:style-name="P39" text:outline-level="4">ng g c pages/login --style=none --skip-tests</text:h>
      <text:p text:style-name="P2"/>
      <text:p text:style-name="P15">- Para llamar directamente la carpeta assets: /assets no: /src/assets</text:p>
      <text:p text:style-name="P15">- Para los form:</text:p>
      <text:h text:style-name="Heading_20_4" text:outline-level="4">npm install -D @tailwindcss/forms</text:h>
      <text:p text:style-name="P2"/>
      <text:p text:style-name="P15">+ VIDEO 5: Responsive en Tailwind:</text:p>
      <text:p text:style-name="P15">- se coloca antes de cada propiedad:</text:p>
      <text:p text:style-name="P15"><text:tab/>-sm: small</text:p>
      <text:p text:style-name="P15"><text:tab/>-lg: large</text:p>
      <text:p text:style-name="P15"><text:tab/>-etc…</text:p>
      <text:p text:style-name="P15"><text:tab/>- <text:span text:style-name="T44">esta propiedad se aplicara desde este tamaño hacia arriba</text:span></text:p>
      <text:p text:style-name="P15">- <text:span text:style-name="T45">creamos un componente para el boton para reutilizarlo con sus clases de estilo</text:span></text:p>
      <text:p text:style-name="Quotations"><text:span text:style-name="T37">export</text:span> <text:span text:style-name="T3">class</text:span> <text:span text:style-name="T15">BtnComponent</text:span> {</text:p>
      <text:p text:style-name="Quotations"/>
      <text:p text:style-name="Quotations"><text:s text:c="2"/><text:span text:style-name="T40">// recibimos el tipo de button </text:span></text:p>
      <text:p text:style-name="Quotations"><text:s text:c="2"/><text:span text:style-name="T18">@</text:span><text:span text:style-name="T16">Input</text:span><text:span text:style-name="T18">() </text:span><text:span text:style-name="T23">typeBtn</text:span><text:span text:style-name="T11">:</text:span><text:span text:style-name="T18"> </text:span><text:span text:style-name="T30">'button'</text:span><text:span text:style-name="T18"> </text:span><text:span text:style-name="T11">|</text:span><text:span text:style-name="T30">'reset'</text:span><text:span text:style-name="T11">|</text:span><text:span text:style-name="T30">'submit'</text:span><text:span text:style-name="T18"> </text:span><text:span text:style-name="T11">=</text:span><text:span text:style-name="T18"> </text:span><text:span text:style-name="T30">'button'</text:span><text:span text:style-name="T18">;</text:span></text:p>
      <text:p text:style-name="Quotations"/>
      <text:p text:style-name="Quotations">}</text:p>
      <text:p text:style-name="P15"/>
      <text:p text:style-name="Quotations"><text:span text:style-name="T1">&lt;</text:span><text:span text:style-name="T3">button</text:span></text:p>
      <text:p text:style-name="Quotations"><text:s text:c="2"/><text:span text:style-name="T18">[</text:span><text:span text:style-name="T23">type</text:span><text:span text:style-name="T18">]="</text:span><text:span text:style-name="T23">typeBtn</text:span><text:span text:style-name="T18">"</text:span></text:p>
      <text:p text:style-name="Quotations"><text:s text:c="2"/><text:span text:style-name="T23">class</text:span><text:span text:style-name="T18">=</text:span><text:span text:style-name="T30">"w-full h-6 text-sm font-medium text-white rounded bg-success-500"</text:span></text:p>
      <text:p text:style-name="Quotations">&gt;</text:p>
      <text:p text:style-name="Quotations"><text:s text:c="2"/><text:span text:style-name="T2">&lt;</text:span><text:span text:style-name="T4">ng-content</text:span><text:span text:style-name="T2">&gt;&lt;/</text:span><text:span text:style-name="T4">ng-content</text:span><text:span text:style-name="T2">&gt;</text:span></text:p>
      <text:p text:style-name="Quotations"><text:span text:style-name="T1">&lt;/</text:span><text:span text:style-name="T3">button</text:span><text:span text:style-name="T1">&gt;</text:span></text:p>
      <text:p text:style-name="P4"/>
      <text:p text:style-name="P17">- Reutilizandolo</text:p>
      <text:p text:style-name="P4"><text:soft-page-break/><text:span text:style-name="T1">&lt;</text:span><text:span text:style-name="T3">app-btn</text:span> [<text:span text:style-name="T22">typeBtn</text:span>]="<text:span text:style-name="T29">'submit'</text:span>"<text:span text:style-name="T1">&gt;</text:span>Log In<text:span text:style-name="T1">&lt;/</text:span><text:span text:style-name="T3">app-btn</text:span><text:span text:style-name="T1">&gt;</text:span></text:p>
      <text:p text:style-name="P15"/>
      <text:p text:style-name="P15">- <text:span text:style-name="T46">customizar nombres de colores: </text:span><text:a xlink:type="simple" xlink:href="https://tailwindcss.com/docs/customizing-colors#aliasing-color-names" text:style-name="Internet_20_link" text:visited-style-name="Visited_20_Internet_20_Link"><text:span text:style-name="T46">https://tailwindcss.com/docs/customizing-colors#aliasing-color-names</text:span></text:a></text:p>
      <text:p text:style-name="P16">+ Renombrar colores predefinidos de tailwind:</text:p>
      <text:p text:style-name="Quotations"><text:span text:style-name="T3">const</text:span> <text:span text:style-name="T7">colors</text:span> <text:span text:style-name="T10">=</text:span> <text:span text:style-name="T34">require</text:span>(<text:span text:style-name="T29">'tailwindcss/colors'</text:span>);</text:p>
      <text:p text:style-name="Quotations"/>
      <text:p text:style-name="Quotations"><text:span text:style-name="T15">module</text:span>.<text:span text:style-name="T15">exports</text:span> <text:span text:style-name="T10">=</text:span> {</text:p>
      <text:p text:style-name="Quotations"><text:s text:c="2"/><text:span text:style-name="T23">content:</text:span><text:span text:style-name="T18"> [</text:span></text:p>
      <text:p text:style-name="Quotations"><text:s text:c="4"/><text:span text:style-name="T30">"./src/**/*.{html,ts}"</text:span><text:span text:style-name="T18">,</text:span></text:p>
      <text:p text:style-name="Quotations"><text:s text:c="2"/><text:span text:style-name="T18">],</text:span></text:p>
      <text:p text:style-name="Quotations"><text:s text:c="2"/><text:span text:style-name="T23">theme:</text:span><text:span text:style-name="T18"> {</text:span></text:p>
      <text:p text:style-name="Quotations"><text:s text:c="4"/><text:span text:style-name="T23">extend:</text:span><text:span text:style-name="T18"> {</text:span></text:p>
      <text:p text:style-name="Quotations"><text:s text:c="6"/><text:span text:style-name="T23">colors:</text:span><text:span text:style-name="T18">{</text:span></text:p>
      <text:p text:style-name="Quotations"><text:s text:c="8"/><text:span text:style-name="T25">success:</text:span><text:span text:style-name="T19"> </text:span><text:span text:style-name="T9">colors</text:span><text:span text:style-name="T19">.</text:span><text:span text:style-name="T25">green</text:span><text:span text:style-name="T19">,</text:span></text:p>
      <text:p text:style-name="Quotations"><text:s text:c="8"/><text:span text:style-name="T25">primary:</text:span><text:span text:style-name="T19"> </text:span><text:span text:style-name="T9">colors</text:span><text:span text:style-name="T19">.</text:span><text:span text:style-name="T25">blue</text:span><text:span text:style-name="T19">,</text:span></text:p>
      <text:p text:style-name="Quotations"><text:s text:c="6"/><text:span text:style-name="T18">}</text:span></text:p>
      <text:p text:style-name="P16"/>
      <text:p text:style-name="P15">- <text:span text:style-name="T46">ya se puede utilizar:</text:span></text:p>
      <text:p text:style-name="Quotations"><text:span text:style-name="T1">&lt;</text:span><text:span text:style-name="T3">button</text:span></text:p>
      <text:p text:style-name="Quotations"><text:s text:c="2"/><text:span text:style-name="T23">type</text:span><text:span text:style-name="T18">=</text:span><text:span text:style-name="T30">"submit"</text:span></text:p>
      <text:p text:style-name="Quotations"><text:s text:c="2"/><text:span text:style-name="T23">class</text:span><text:span text:style-name="T18">=</text:span><text:span text:style-name="T30">"w-full h-6 text-sm font-medium text-white </text:span><text:span text:style-name="T31">bg-success-500</text:span><text:span text:style-name="T30"> rounded"</text:span></text:p>
      <text:p text:style-name="Quotations">&gt;</text:p>
      <text:p text:style-name="P15"/>
      <text:p text:style-name="P18">+ VIDEO 6: colores y propiedades dinámicas:</text:p>
      <text:p text:style-name="P18">- Tailwind hace un barrido para eliminar las clases que no utilizaste al final, esto para producción para que no pese en la aplicación</text:p>
      <text:p text:style-name="P18">- <text:span text:style-name="T47">Tailwind no acepta clases creadas dinamicamente, ya que no es capaz de leer clases modificadas en tiempo de ejecusión</text:span></text:p>
      <text:p text:style-name="P19">+ En btn.component</text:p>
      <text:p text:style-name="P3">// recibimos el color de button</text:p>
      <text:p text:style-name="Quotations"><text:s text:c="2"/><text:span text:style-name="T18">@</text:span><text:span text:style-name="T16">Input</text:span><text:span text:style-name="T18">() </text:span><text:span text:style-name="T23">color</text:span><text:span text:style-name="T11">:</text:span><text:span text:style-name="T18"> </text:span><text:span text:style-name="T30">'success'</text:span><text:span text:style-name="T18"> </text:span><text:span text:style-name="T11">|</text:span><text:span text:style-name="T30">'primary'</text:span><text:span text:style-name="T11">|</text:span><text:span text:style-name="T30">'danger'</text:span><text:span text:style-name="T18"> </text:span><text:span text:style-name="T11">=</text:span><text:span text:style-name="T18"> </text:span><text:span text:style-name="T30">'primary'</text:span><text:span text:style-name="T18">;</text:span></text:p>
      <text:p text:style-name="Quotations"/>
      <text:p text:style-name="Quotations"><text:s text:c="2"/><text:span text:style-name="T4">get</text:span><text:span text:style-name="T18"> </text:span><text:span text:style-name="T23">colorsPal</text:span><text:span text:style-name="T18">(){</text:span></text:p>
      <text:p text:style-name="Quotations"><text:s text:c="4"/><text:span text:style-name="T38">return</text:span><text:span text:style-name="T18"> {</text:span></text:p>
      <text:p text:style-name="Quotations"><text:s text:c="6"/><text:span text:style-name="T40">// segun el valor de la variable color, se definirá los valores del objeto <text:tab/><text:tab/><text:tab/>colorsPal</text:span></text:p>
      <text:p text:style-name="Quotations"><text:s text:c="6"/><text:span text:style-name="T30">'bg-success-7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success'</text:span><text:span text:style-name="T18">,</text:span></text:p>
      <text:p text:style-name="Quotations"><text:s text:c="6"/><text:span text:style-name="T30">'hover:bg-success-8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success'</text:span><text:span text:style-name="T18">,</text:span></text:p>
      <text:p text:style-name="Quotations"><text:s text:c="6"/><text:span text:style-name="T30">'focus:ring-success-3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success'</text:span><text:span text:style-name="T18">,</text:span></text:p>
      <text:p text:style-name="Quotations"><text:s text:c="6"/><text:span text:style-name="T30">'bg-primary-7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primary'</text:span><text:span text:style-name="T18">,</text:span></text:p>
      <text:p text:style-name="Quotations"><text:s text:c="6"/><text:span text:style-name="T30">'hover:bg-primary-8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primary'</text:span><text:span text:style-name="T18">,</text:span></text:p>
      <text:p text:style-name="Quotations"><text:s text:c="6"/><text:span text:style-name="T30">'focus:ring-primary-3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primary'</text:span><text:span text:style-name="T18">,</text:span></text:p>
      <text:p text:style-name="Quotations"><text:s text:c="6"/><text:span text:style-name="T30">'bg-danger-7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danger'</text:span><text:span text:style-name="T18">,</text:span></text:p>
      <text:p text:style-name="Quotations"><text:s text:c="6"/><text:span text:style-name="T30">'hover:bg-danger-8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danger'</text:span><text:span text:style-name="T18">,</text:span></text:p>
      <text:p text:style-name="Quotations"><text:soft-page-break/><text:s text:c="6"/><text:span text:style-name="T30">'focus:ring-danger-300'</text:span><text:span text:style-name="T23">:</text:span><text:span text:style-name="T18"> </text:span><text:span text:style-name="T4">this</text:span><text:span text:style-name="T18">.</text:span><text:span text:style-name="T23">color</text:span><text:span text:style-name="T18"> </text:span><text:span text:style-name="T11">===</text:span><text:span text:style-name="T18"> </text:span><text:span text:style-name="T30">'danger'</text:span><text:span text:style-name="T18">,</text:span></text:p>
      <text:p text:style-name="Quotations"><text:s text:c="4"/><text:span text:style-name="T18">};</text:span></text:p>
      <text:p text:style-name="Quotations"><text:s text:c="2"/><text:span text:style-name="T18">}</text:span></text:p>
      <text:p text:style-name="P18"/>
      <text:p text:style-name="P19">+En btn.html</text:p>
      <text:p text:style-name="Quotations"><text:span text:style-name="T1">&lt;</text:span><text:span text:style-name="T3">button</text:span></text:p>
      <text:p text:style-name="Quotations"><text:s text:c="2"/><text:span text:style-name="T18">[</text:span><text:span text:style-name="T23">type</text:span><text:span text:style-name="T18">]="</text:span><text:span text:style-name="T23">typeBtn</text:span><text:span text:style-name="T18">"</text:span></text:p>
      <text:p text:style-name="Quotations"><text:s text:c="2"/><text:span text:style-name="T23">class</text:span><text:span text:style-name="T18">=</text:span><text:span text:style-name="T30">"w-full h-6 text-sm font-medium text-white rounded focus:ring-4"</text:span></text:p>
      <text:p text:style-name="Quotations"><text:s text:c="2"/><text:span text:style-name="T19">[</text:span><text:span text:style-name="T25">ngClass</text:span><text:span text:style-name="T19">]="</text:span><text:span text:style-name="T25">colorsPal</text:span><text:span text:style-name="T19">"</text:span></text:p>
      <text:p text:style-name="Quotations">&gt;</text:p>
      <text:p text:style-name="P19"/>
      <text:p text:style-name="P20">+ VIDEO 7: CDK para OVERLAYS:</text:p>
      <text:p text:style-name="P20">- Overlays son elementos flotantes, se pueden utilizar para menús, etc..</text:p>
      <text:p text:style-name="P20">- <text:span text:style-name="T49">Ingresar en Angular Material»CDK </text:span><text:a xlink:type="simple" xlink:href="https://material.angular.io/cdk/overlay/overview" text:style-name="Internet_20_link" text:visited-style-name="Visited_20_Internet_20_Link"><text:span text:style-name="T49">https://material.angular.io/cdk/overlay/overview</text:span></text:a></text:p>
      <text:p text:style-name="P10">+ En app.module.ts:</text:p>
      <text:p text:style-name="P9"><text:span text:style-name="T39">import</text:span><text:span text:style-name="T42"> {</text:span><text:span text:style-name="T24">OverlayModule</text:span><text:span text:style-name="T42">} </text:span><text:span text:style-name="T39">from</text:span><text:span text:style-name="T42"> </text:span><text:span text:style-name="T32">'@angular/cdk/overlay'</text:span><text:span text:style-name="T42">;</text:span></text:p>
      <text:p text:style-name="P9"/>
      <text:p text:style-name="P11">+ En navbar.component.ts:</text:p>
      <text:p text:style-name="Quotations"><text:span text:style-name="T37">export</text:span> <text:span text:style-name="T3">class</text:span> <text:span text:style-name="T15">NavbarComponent</text:span> {</text:p>
      <text:p text:style-name="Quotations"><text:s text:c="2"/><text:span text:style-name="T25">isOpen</text:span><text:span text:style-name="T19"> </text:span><text:span text:style-name="T12">=</text:span><text:span text:style-name="T19"> </text:span><text:span text:style-name="T5">false</text:span><text:span text:style-name="T19">;</text:span></text:p>
      <text:p text:style-name="Quotations">}</text:p>
      <text:p text:style-name="P11"/>
      <text:p text:style-name="P21">+ En navbar.component.html</text:p>
      <text:p text:style-name="Quotations"><text:span text:style-name="T1">&lt;</text:span><text:span text:style-name="T3">button</text:span></text:p>
      <text:p text:style-name="Quotations"><text:span text:style-name="T23"><text:tab/>type</text:span><text:span text:style-name="T18">=</text:span><text:span text:style-name="T30">"button"</text:span></text:p>
      <text:p text:style-name="Quotations"><text:span text:style-name="T23"><text:tab/>class</text:span><text:span text:style-name="T18">=</text:span><text:span text:style-name="T30">"flex rounded-full"</text:span></text:p>
      <text:p text:style-name="Quotations"><text:span text:style-name="T23"><text:tab/>aria-expanded</text:span><text:span text:style-name="T18">=</text:span><text:span text:style-name="T30">"false"</text:span></text:p>
      <text:p text:style-name="Quotations"><text:span text:style-name="T23"><text:tab/>type</text:span><text:span text:style-name="T18">=</text:span><text:span text:style-name="T30">"button"</text:span></text:p>
      <text:p text:style-name="Quotations"><text:span text:style-name="T18"><text:tab/>(</text:span><text:span text:style-name="T23">click</text:span><text:span text:style-name="T18">)="</text:span><text:span text:style-name="T23">isOpen</text:span><text:span text:style-name="T18"> </text:span><text:span text:style-name="T11">=</text:span><text:span text:style-name="T18"> </text:span><text:span text:style-name="T11">!</text:span><text:span text:style-name="T23">isOpen</text:span><text:span text:style-name="T18">"</text:span></text:p>
      <text:p text:style-name="P23"><text:tab/>cdkOverlayOrigin</text:p>
      <text:p text:style-name="Quotations"><text:span text:style-name="T18"><text:tab/>#</text:span><text:span text:style-name="T23">menuOverlay</text:span><text:span text:style-name="T18">="</text:span><text:span text:style-name="T23">cdkOverlayOrigin</text:span><text:span text:style-name="T18">"</text:span></text:p>
      <text:p text:style-name="P24"><text:tab/>&gt;</text:p>
      <text:p text:style-name="Quotations">&lt;!-- Contenido del overlay --&gt;</text:p>
      <text:p text:style-name="Quotations"><text:span text:style-name="T1">&lt;</text:span><text:span text:style-name="T3">ng-template</text:span></text:p>
      <text:p text:style-name="Quotations"><text:s text:c="2"/><text:span text:style-name="T23">cdkConnectedOverlay</text:span></text:p>
      <text:p text:style-name="Quotations"><text:s text:c="2"/><text:span text:style-name="T18">[</text:span><text:span text:style-name="T23">cdkConnectedOverlayOrigin</text:span><text:span text:style-name="T18">]="</text:span><text:span text:style-name="T23">menuOverlay</text:span><text:span text:style-name="T18">"</text:span></text:p>
      <text:p text:style-name="Quotations"><text:s text:c="2"/><text:span text:style-name="T18">[</text:span><text:span text:style-name="T23">cdkConnectedOverlayOpen</text:span><text:span text:style-name="T18">]="</text:span><text:span text:style-name="T23">isOpen</text:span><text:span text:style-name="T18">"</text:span></text:p>
      <text:p text:style-name="Quotations">&gt;</text:p>
      <text:p text:style-name="Quotations"><text:s text:c="2"/><text:span text:style-name="T2">&lt;</text:span><text:span text:style-name="T4">h1</text:span><text:span text:style-name="T2">&gt;</text:span><text:span text:style-name="T18">Mi contenido</text:span><text:span text:style-name="T2">&lt;/</text:span><text:span text:style-name="T4">h1</text:span><text:span text:style-name="T2">&gt;</text:span></text:p>
      <text:p text:style-name="Quotations"><text:span text:style-name="T1">&lt;/</text:span><text:span text:style-name="T3">ng-template</text:span><text:span text:style-name="T1">&gt;</text:span></text:p>
      <text:p text:style-name="P12"/>
      <text:p text:style-name="P22">+ CDK es agnostico en el sentido que el no toca nada de los estilos sola la funcionalidad</text:p>
      <text:p text:style-name="P26">+ Para varios overlays en una página se debe declarar una variable open para cada uno y u ng template para cada uno</text:p>
      <text:p text:style-name="P27">+ VIDEO 9: Implementación de Iconos Font Awesome</text:p>
      <text:h text:style-name="Heading_20_4" text:outline-level="4"><text:soft-page-break/><text:span text:style-name="Source_20_Text">ng add @fortawesome/angular-fontawesome@</text:span></text:h>
      <text:p text:style-name="P27"/>
      <text:p text:style-name="P27">- Para importarlo (se importan solo los iconos que vamos a utilizar)</text:p>
      <text:p text:style-name="Quotations"><text:span text:style-name="T37">import</text:span> { <text:span text:style-name="T22">faBell</text:span>, <text:span text:style-name="T22">faInfoCircle</text:span> } <text:span text:style-name="T37">from</text:span> <text:span text:style-name="T29">'@fortawesome/free-solid-svg-icons'</text:span>;</text:p>
      <text:p text:style-name="Quotations"><text:span text:style-name="T37">export</text:span> <text:span text:style-name="T3">class</text:span> <text:span text:style-name="T15">NavbarComponent</text:span> {</text:p>
      <text:p text:style-name="Quotations"/>
      <text:p text:style-name="Quotations"><text:s text:c="2"/><text:span text:style-name="T40">// Para utilizar Font Awesome</text:span></text:p>
      <text:p text:style-name="Quotations"><text:s text:c="2"/><text:span text:style-name="T23">faBell</text:span><text:span text:style-name="T18"> </text:span><text:span text:style-name="T11">=</text:span><text:span text:style-name="T18"> </text:span><text:span text:style-name="T8">faBell</text:span><text:span text:style-name="T18">;</text:span></text:p>
      <text:p text:style-name="Quotations"><text:s text:c="2"/><text:span text:style-name="T23">faInfoCircle</text:span><text:span text:style-name="T18"> </text:span><text:span text:style-name="T11">=</text:span><text:span text:style-name="T18"> </text:span><text:span text:style-name="T8">faInfoCircle</text:span><text:span text:style-name="T18">;</text:span></text:p>
      <text:p text:style-name="Quotations"/>
      <text:p text:style-name="Quotations">}</text:p>
      <text:p text:style-name="P5"/>
      <text:p text:style-name="Quotations"><text:span text:style-name="T1">&lt;</text:span><text:span text:style-name="T3">button</text:span> <text:span text:style-name="T22">class</text:span>=<text:span text:style-name="T29">"text-white"</text:span> <text:span text:style-name="T22">type</text:span>=<text:span text:style-name="T29">"button"</text:span><text:span text:style-name="T1">&gt;</text:span></text:p>
      <text:p text:style-name="Quotations"><text:s text:c="10"/><text:span text:style-name="T2">&lt;</text:span><text:span text:style-name="T4">fa-icon</text:span><text:span text:style-name="T18"> [</text:span><text:span text:style-name="T23">icon</text:span><text:span text:style-name="T18">]="</text:span><text:span text:style-name="T23">faBell</text:span><text:span text:style-name="T18">"</text:span><text:span text:style-name="T2">&gt;&lt;/</text:span><text:span text:style-name="T4">fa-icon</text:span><text:span text:style-name="T2">&gt;</text:span></text:p>
      <text:p text:style-name="Quotations"><text:s text:c="8"/><text:span text:style-name="T2">&lt;/</text:span><text:span text:style-name="T4">button</text:span><text:span text:style-name="T2">&gt;</text:span></text:p>
      <text:p text:style-name="Quotations"><text:s text:c="8"/><text:span text:style-name="T2">&lt;</text:span><text:span text:style-name="T4">button</text:span><text:span text:style-name="T18"> </text:span><text:span text:style-name="T23">class</text:span><text:span text:style-name="T18">=</text:span><text:span text:style-name="T30">"text-white"</text:span><text:span text:style-name="T18"> </text:span><text:span text:style-name="T23">type</text:span><text:span text:style-name="T18">=</text:span><text:span text:style-name="T30">"button"</text:span><text:span text:style-name="T2">&gt;</text:span></text:p>
      <text:p text:style-name="Quotations"><text:s text:c="10"/><text:span text:style-name="T2">&lt;</text:span><text:span text:style-name="T4">fa-icon</text:span><text:span text:style-name="T18"> [</text:span><text:span text:style-name="T23">icon</text:span><text:span text:style-name="T18">]="</text:span><text:span text:style-name="T23">faInfoCircle</text:span><text:span text:style-name="T18">"</text:span><text:span text:style-name="T2">&gt;&lt;/</text:span><text:span text:style-name="T4">fa-icon</text:span><text:span text:style-name="T2">&gt;</text:span></text:p>
      <text:p text:style-name="Quotations"><text:s/><text:span text:style-name="T2">&lt;/</text:span><text:span text:style-name="T4">button</text:span><text:span text:style-name="T2">&gt;</text:span></text:p>
      <text:p text:style-name="P27"/>
      <text:p text:style-name="P27">- <text:span text:style-name="T50">la etqueta “container” de tailwind: es un layout que tiene propiedades de maximo y minimo de width para mostrarse según ciertas pantallas</text:span></text:p>
      <text:p text:style-name="P27">- <text:span text:style-name="T50">En “tailwind.config” podemos editar las propiedades de un componente en particular</text:span></text:p>
      <text:p text:style-name="Quotations"><text:span text:style-name="T22">container:</text:span> {</text:p>
      <text:p text:style-name="Quotations"><text:s text:c="8"/><text:span text:style-name="T23">screen:</text:span><text:span text:style-name="T18"> {</text:span></text:p>
      <text:p text:style-name="Quotations"><text:s text:c="10"/><text:span text:style-name="T23">sm:</text:span><text:span text:style-name="T18"> </text:span><text:span text:style-name="T30">'640px'</text:span><text:span text:style-name="T18">,</text:span></text:p>
      <text:p text:style-name="Quotations"><text:s text:c="10"/><text:span text:style-name="T23">md:</text:span><text:span text:style-name="T18"> </text:span><text:span text:style-name="T30">'768px'</text:span><text:span text:style-name="T18">,</text:span></text:p>
      <text:p text:style-name="Quotations"><text:s text:c="10"/><text:span text:style-name="T23">lg:</text:span><text:span text:style-name="T18"> </text:span><text:span text:style-name="T30">'1024px'</text:span><text:span text:style-name="T18">,</text:span></text:p>
      <text:p text:style-name="Quotations"><text:s text:c="10"/><text:span text:style-name="T23">xl:</text:span><text:span text:style-name="T18"> </text:span><text:span text:style-name="T30">'1024px'</text:span><text:span text:style-name="T18">,</text:span></text:p>
      <text:p text:style-name="Quotations"><text:s text:c="10"/><text:span text:style-name="T30">'2xl'</text:span><text:span text:style-name="T23">:</text:span><text:span text:style-name="T18"> </text:span><text:span text:style-name="T30">'1536px'</text:span><text:span text:style-name="T18">,</text:span></text:p>
      <text:p text:style-name="Quotations"><text:s text:c="8"/><text:span text:style-name="T18">},</text:span></text:p>
      <text:p text:style-name="Quotations"><text:s text:c="6"/><text:span text:style-name="T18">},</text:span></text:p>
      <text:p text:style-name="P28">** Para cambiar las configuraciones del container, según las resoluciones de pantalla</text:p>
      <text:p text:style-name="P29">+ VIDEO 10: Accordions:</text:p>
      <text:p text:style-name="Quotations"><text:span text:style-name="T1">&lt;</text:span><text:span text:style-name="T3">cdk-accordion</text:span><text:span text:style-name="T1">&gt;</text:span></text:p>
      <text:p text:style-name="Quotations"><text:span text:style-name="T2"><text:tab/>&lt;</text:span><text:span text:style-name="T4">cdk-accordion-item</text:span><text:span text:style-name="T18"> #</text:span><text:span text:style-name="T23">accordionMenu</text:span><text:span text:style-name="T18">="</text:span><text:span text:style-name="T23">cdkAccordionItem</text:span><text:span text:style-name="T18">"</text:span><text:span text:style-name="T2">&gt;</text:span></text:p>
      <text:p text:style-name="Quotations"><text:span text:style-name="T2"><text:tab/><text:tab/>&lt;</text:span><text:span text:style-name="T4">button</text:span></text:p>
      <text:p text:style-name="Quotations"><text:span text:style-name="T23"><text:tab/><text:tab/>type</text:span><text:span text:style-name="T18">=</text:span><text:span text:style-name="T30">"button"</text:span></text:p>
      <text:p text:style-name="Quotations"><text:span text:style-name="T30"><text:tab/><text:tab/></text:span><text:span text:style-name="T51">// </text:span><text:span text:style-name="T52">función que expande o esconde el accordion</text:span></text:p>
      <text:p text:style-name="Quotations"><text:span text:style-name="T18"><text:tab/><text:tab/>(</text:span><text:span text:style-name="T23">click</text:span><text:span text:style-name="T18">)="</text:span><text:span text:style-name="T23">accordionMenu</text:span><text:span text:style-name="T18">.</text:span><text:span text:style-name="T35">toggle</text:span><text:span text:style-name="T18">()"</text:span></text:p>
      <text:p text:style-name="P40"><text:tab/>…</text:p>
      <text:p text:style-name="Quotations"><text:span text:style-name="T18"><text:tab/><text:tab/></text:span><text:span text:style-name="T51">//. </text:span><text:span text:style-name="T52">expanded, indica el estado del accordion</text:span></text:p>
      <text:p text:style-name="Quotations"><text:span text:style-name="T2"><text:tab/><text:tab/></text:span><text:span text:style-name="T1">&lt;</text:span><text:span text:style-name="T3">fa-icon</text:span></text:p>
      <text:p text:style-name="Quotations"><text:span text:style-name="T18"><text:tab/><text:tab/>[</text:span><text:span text:style-name="T23">icon</text:span><text:span text:style-name="T18">]="</text:span><text:span text:style-name="T23">accordionMenu</text:span><text:span text:style-name="T18">.</text:span><text:span text:style-name="T23">expanded</text:span><text:span text:style-name="T18"> </text:span><text:span text:style-name="T11">?</text:span><text:span text:style-name="T18"> </text:span><text:span text:style-name="T23">faAngleUp</text:span><text:span text:style-name="T18"> </text:span><text:span text:style-name="T11">:</text:span><text:span text:style-name="T18"> </text:span><text:span text:style-name="T23">faAngleDown</text:span><text:span text:style-name="T18">"</text:span></text:p>
      <text:p text:style-name="Quotations"><text:span text:style-name="T2"><text:tab/><text:tab/>&gt;&lt;/</text:span><text:span text:style-name="T4">fa-icon</text:span><text:span text:style-name="T2">&gt;</text:span></text:p>
      <text:p text:style-name="Quotations"><text:span text:style-name="T2"><text:tab/><text:tab/>&lt;/</text:span><text:span text:style-name="T4">button</text:span><text:span text:style-name="T2">&gt;</text:span></text:p>
      <text:p text:style-name="Quotations"><text:span text:style-name="T2">&lt;</text:span><text:span text:style-name="T4">div</text:span><text:span text:style-name="T18"> [</text:span><text:span text:style-name="T23">style</text:span><text:span text:style-name="T18">.</text:span><text:span text:style-name="T23">display</text:span><text:span text:style-name="T18">]="</text:span><text:span text:style-name="T23">accordionMenu</text:span><text:span text:style-name="T18">.</text:span><text:span text:style-name="T23">expanded</text:span><text:span text:style-name="T18"> </text:span><text:span text:style-name="T11">?</text:span><text:span text:style-name="T18"> </text:span><text:span text:style-name="T30">''</text:span><text:span text:style-name="T18"> </text:span><text:span text:style-name="T11">:</text:span><text:span text:style-name="T18"> </text:span><text:span text:style-name="T30">'none'</text:span><text:span text:style-name="T18">"</text:span><text:span text:style-name="T2">&gt;</text:span></text:p>
      <text:p text:style-name="Quotations"/>
      <text:p text:style-name="Text_20_body"/>
      <text:p text:style-name="Text_20_body"><text:soft-page-break/>- <text:span text:style-name="T54">Iterar items</text:span></text:p>
      <text:p text:style-name="Quotations"><text:span text:style-name="T22">items</text:span> <text:span text:style-name="T10">=</text:span> [</text:p>
      <text:p text:style-name="Quotations"><text:s text:c="4"/><text:span text:style-name="T18">{</text:span></text:p>
      <text:p text:style-name="Quotations"><text:s text:c="6"/><text:span text:style-name="T23">label:</text:span><text:span text:style-name="T18"> </text:span><text:span text:style-name="T30">'Item 1'</text:span><text:span text:style-name="T18">,</text:span></text:p>
      <text:p text:style-name="Quotations"><text:s text:c="6"/><text:span text:style-name="T23">items:</text:span><text:span text:style-name="T18"> [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1.1'</text:span><text:span text:style-name="T18">,</text:span></text:p>
      <text:p text:style-name="Quotations"><text:s text:c="8"/><text:span text:style-name="T18">},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1.2'</text:span><text:span text:style-name="T18">,</text:span></text:p>
      <text:p text:style-name="Quotations"><text:s text:c="8"/><text:span text:style-name="T18">},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1.3'</text:span><text:span text:style-name="T18">,</text:span></text:p>
      <text:p text:style-name="Quotations"><text:s text:c="8"/><text:span text:style-name="T18">},</text:span></text:p>
      <text:p text:style-name="Quotations"><text:s text:c="6"/><text:span text:style-name="T18">]</text:span></text:p>
      <text:p text:style-name="Quotations"><text:s text:c="4"/><text:span text:style-name="T18">},</text:span></text:p>
      <text:p text:style-name="Quotations"><text:s text:c="4"/><text:span text:style-name="T18">{</text:span></text:p>
      <text:p text:style-name="Quotations"><text:s text:c="6"/><text:span text:style-name="T23">label:</text:span><text:span text:style-name="T18"> </text:span><text:span text:style-name="T30">'Item 2'</text:span><text:span text:style-name="T18">,</text:span></text:p>
      <text:p text:style-name="Quotations"><text:s text:c="6"/><text:span text:style-name="T23">items:</text:span><text:span text:style-name="T18"> [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2.1'</text:span><text:span text:style-name="T18">,</text:span></text:p>
      <text:p text:style-name="Quotations"><text:s text:c="8"/><text:span text:style-name="T18">},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2.2'</text:span><text:span text:style-name="T18">,</text:span></text:p>
      <text:p text:style-name="Quotations"><text:s text:c="8"/><text:span text:style-name="T18">},</text:span></text:p>
      <text:p text:style-name="Quotations"><text:s text:c="8"/><text:span text:style-name="T18">{</text:span></text:p>
      <text:p text:style-name="Quotations"><text:s text:c="10"/><text:span text:style-name="T23">label:</text:span><text:span text:style-name="T18"> </text:span><text:span text:style-name="T30">'Sub Item 2.3'</text:span><text:span text:style-name="T18">,</text:span></text:p>
      <text:p text:style-name="Quotations"><text:s text:c="8"/><text:span text:style-name="T18">},</text:span></text:p>
      <text:p text:style-name="Quotations"><text:s text:c="6"/><text:span text:style-name="T18">]</text:span></text:p>
      <text:p text:style-name="Quotations"><text:s text:c="4"/><text:span text:style-name="T18">},</text:span></text:p>
      <text:p text:style-name="Quotations"><text:s text:c="4"/><text:span text:style-name="T18">{</text:span></text:p>
      <text:p text:style-name="Quotations"><text:s text:c="6"/><text:span text:style-name="T23">label:</text:span><text:span text:style-name="T18"> </text:span><text:span text:style-name="T30">'Item 3'</text:span><text:span text:style-name="T18">,</text:span></text:p>
      <text:p text:style-name="Quotations"><text:s text:c="6"/><text:span text:style-name="T23">items:</text:span><text:span text:style-name="T18"> [],</text:span></text:p>
      <text:p text:style-name="Quotations"><text:s text:c="4"/><text:span text:style-name="T18">}</text:span></text:p>
      <text:p text:style-name="Quotations"><text:s text:c="2"/><text:span text:style-name="T18">]</text:span></text:p>
      <text:p text:style-name="Text_20_body"/>
      <text:p text:style-name="Quotations"><text:span text:style-name="T1">&lt;</text:span><text:span text:style-name="T3">cdk-accordion</text:span><text:span text:style-name="T1">&gt;</text:span></text:p>
      <text:p text:style-name="Quotations"><text:s text:c="4"/><text:span text:style-name="T2">&lt;</text:span><text:span text:style-name="T4">cdk-accordion-item</text:span><text:span text:style-name="T18"> #</text:span><text:span text:style-name="T23">accordionItem</text:span><text:span text:style-name="T18">="</text:span><text:span text:style-name="T23">cdkAccordionItem</text:span><text:span text:style-name="T18">" *</text:span><text:span text:style-name="T38">ngFor</text:span><text:span text:style-name="T18">="</text:span><text:span text:style-name="T4">let</text:span><text:span text:style-name="T18"> </text:span><text:span text:style-name="T23">item</text:span><text:span text:style-name="T18"> </text:span><text:span text:style-name="T4">of</text:span><text:span text:style-name="T18"> <text:tab/><text:tab/><text:tab/><text:tab/></text:span><text:span text:style-name="T23">items</text:span><text:span text:style-name="T18">"</text:span><text:span text:style-name="T2">&gt;</text:span></text:p>
      <text:p text:style-name="Quotations"><text:s text:c="7"/><text:span text:style-name="T2">&lt;</text:span><text:span text:style-name="T4">button</text:span><text:span text:style-name="T18"> </text:span><text:span text:style-name="T23">class</text:span><text:span text:style-name="T18">=</text:span><text:span text:style-name="T30">"w-full text-left"</text:span><text:span text:style-name="T18"> </text:span><text:span text:style-name="T23">type</text:span><text:span text:style-name="T18">=</text:span><text:span text:style-name="T30">"button"</text:span><text:span text:style-name="T18"> <text:tab/><text:tab/><text:tab/><text:tab/><text:tab/><text:tab/><text:tab/><text:tab/>(</text:span><text:span text:style-name="T23">click</text:span><text:span text:style-name="T18">)="</text:span><text:span text:style-name="T23">accordionItem</text:span><text:span text:style-name="T18">.</text:span><text:span text:style-name="T35">toggle</text:span><text:span text:style-name="T18">()"</text:span><text:span text:style-name="T2">&gt;</text:span><text:span text:style-name="T18">{{</text:span><text:span text:style-name="T23">item</text:span><text:span text:style-name="T18">.</text:span><text:span text:style-name="T23">label</text:span><text:span text:style-name="T18">}}</text:span><text:span text:style-name="T2">&lt;/</text:span><text:span text:style-name="T4">button</text:span><text:span text:style-name="T2">&gt;</text:span></text:p>
      <text:p text:style-name="Quotations"><text:s text:c="7"/><text:span text:style-name="T2">&lt;</text:span><text:span text:style-name="T4">div</text:span><text:span text:style-name="T18"> [</text:span><text:span text:style-name="T23">style</text:span><text:span text:style-name="T18">.</text:span><text:span text:style-name="T23">display</text:span><text:span text:style-name="T18">]="</text:span><text:span text:style-name="T23">accordionItem</text:span><text:span text:style-name="T18">.</text:span><text:span text:style-name="T23">expanded</text:span><text:span text:style-name="T18"> </text:span><text:span text:style-name="T11">?</text:span><text:span text:style-name="T18"> </text:span><text:span text:style-name="T30">''</text:span><text:span text:style-name="T11">:</text:span><text:span text:style-name="T30">'none'</text:span><text:span text:style-name="T18"> "</text:span><text:span text:style-name="T2">&gt;</text:span></text:p>
      <text:p text:style-name="Quotations"><text:s text:c="10"/><text:span text:style-name="T2">&lt;</text:span><text:span text:style-name="T4">ul</text:span><text:span text:style-name="T2">&gt;</text:span></text:p>
      <text:p text:style-name="Quotations"><text:s text:c="12"/><text:span text:style-name="T2">&lt;</text:span><text:span text:style-name="T4">li</text:span><text:span text:style-name="T18"> *</text:span><text:span text:style-name="T38">ngFor</text:span><text:span text:style-name="T18">="</text:span><text:span text:style-name="T4">let</text:span><text:span text:style-name="T18"> </text:span><text:span text:style-name="T23">subItem</text:span><text:span text:style-name="T18"> </text:span><text:span text:style-name="T4">of</text:span><text:span text:style-name="T18"> </text:span><text:span text:style-name="T23">item</text:span><text:span text:style-name="T18">.</text:span><text:span text:style-name="T23">items</text:span><text:span text:style-name="T18">"</text:span><text:span text:style-name="T2">&gt;</text:span><text:span text:style-name="T18">{{</text:span><text:span text:style-name="T23">subItem</text:span><text:span text:style-name="T18">.</text:span><text:span text:style-name="T23">label</text:span><text:span text:style-name="T18">}}</text:span><text:span text:style-name="T2">&lt;/</text:span><text:span text:style-name="T4">li</text:span><text:span text:style-name="T2">&gt;</text:span></text:p>
      <text:p text:style-name="Quotations"><text:s text:c="10"/><text:span text:style-name="T2">&lt;/</text:span><text:span text:style-name="T4">ul</text:span><text:span text:style-name="T2">&gt;</text:span></text:p>
      <text:p text:style-name="Quotations"><text:s text:c="7"/><text:span text:style-name="T2">&lt;/</text:span><text:span text:style-name="T4">div</text:span><text:span text:style-name="T2">&gt;</text:span></text:p>
      <text:p text:style-name="Quotations"><text:s text:c="3"/><text:span text:style-name="T2">&lt;/</text:span><text:span text:style-name="T4">cdk-accordion-item</text:span><text:span text:style-name="T2">&gt;</text:span></text:p>
      <text:p text:style-name="Quotations"><text:span text:style-name="T2">&lt;/</text:span><text:span text:style-name="T4">cdk-accordion</text:span><text:span text:style-name="T2">&gt;</text:span></text:p>
      <text:p text:style-name="Text_20_body"/>
      <text:p text:style-name="P30">VIDEO 12: Drag and Drop con Ordenamiento</text:p>
      <text:p text:style-name="Quotations"><text:soft-page-break/>@<text:span text:style-name="T15">Component</text:span>({</text:p>
      <text:p text:style-name="Quotations"><text:s text:c="2"/><text:span text:style-name="T23">selector:</text:span><text:span text:style-name="T18"> </text:span><text:span text:style-name="T30">'app-board'</text:span><text:span text:style-name="T18">,</text:span></text:p>
      <text:p text:style-name="Quotations"><text:s text:c="2"/><text:span text:style-name="T23">templateUrl:</text:span><text:span text:style-name="T18"> </text:span><text:span text:style-name="T30">'./board.component.html'</text:span><text:span text:style-name="T18">,</text:span></text:p>
      <text:p text:style-name="Quotations"><text:s text:c="2"/><text:span text:style-name="T40">// estilos para las animaciones</text:span></text:p>
      <text:p text:style-name="Quotations"><text:s text:c="2"/><text:span text:style-name="T23">styles:</text:span><text:span text:style-name="T18"> [</text:span><text:span text:style-name="T30">`</text:span></text:p>
      <text:p text:style-name="Quotations"><text:s text:c="6"/><text:span text:style-name="T40">/* Animate items as they're being sorted. */</text:span></text:p>
      <text:p text:style-name="Quotations"><text:s text:c="4"/><text:span text:style-name="T55">.cdk-drop-list-dragging</text:span><text:span text:style-name="T18"> </text:span><text:span text:style-name="T55">.cdk-drag</text:span><text:span text:style-name="T18"> {</text:span></text:p>
      <text:p text:style-name="Quotations"><text:s text:c="6"/><text:span text:style-name="T23">transition</text:span><text:span text:style-name="T18">: transform </text:span><text:span text:style-name="T56">250ms</text:span><text:span text:style-name="T18"> </text:span><text:span text:style-name="T35">cubic-bezier</text:span><text:span text:style-name="T18">(</text:span><text:span text:style-name="T56">0</text:span><text:span text:style-name="T18">, </text:span><text:span text:style-name="T56">0</text:span><text:span text:style-name="T18">, </text:span><text:span text:style-name="T56">0.2</text:span><text:span text:style-name="T18">, </text:span><text:span text:style-name="T56">1</text:span><text:span text:style-name="T18">);</text:span></text:p>
      <text:p text:style-name="Quotations"><text:s text:c="4"/><text:span text:style-name="T18">}</text:span></text:p>
      <text:p text:style-name="Quotations"/>
      <text:p text:style-name="Quotations"><text:s text:c="4"/><text:span text:style-name="T40">/* Animate an item that has been dropped. */</text:span></text:p>
      <text:p text:style-name="Quotations"><text:s text:c="4"/><text:span text:style-name="T55">.cdk-drag-animating</text:span><text:span text:style-name="T18"> {</text:span></text:p>
      <text:p text:style-name="Quotations"><text:s text:c="6"/><text:span text:style-name="T23">transition</text:span><text:span text:style-name="T18">: transform </text:span><text:span text:style-name="T56">300ms</text:span><text:span text:style-name="T18"> </text:span><text:span text:style-name="T35">cubic-bezier</text:span><text:span text:style-name="T18">(</text:span><text:span text:style-name="T56">0</text:span><text:span text:style-name="T18">, </text:span><text:span text:style-name="T56">0</text:span><text:span text:style-name="T18">, </text:span><text:span text:style-name="T56">0.2</text:span><text:span text:style-name="T18">, </text:span><text:span text:style-name="T56">1</text:span><text:span text:style-name="T18">);</text:span></text:p>
      <text:p text:style-name="Quotations"><text:s text:c="4"/><text:span text:style-name="T18">}</text:span></text:p>
      <text:p text:style-name="Quotations"><text:s text:c="2"/><text:span text:style-name="T30">`</text:span><text:span text:style-name="T18">]</text:span></text:p>
      <text:p text:style-name="Quotations"/>
      <text:p text:style-name="Quotations">})</text:p>
      <text:p text:style-name="Quotations"><text:span text:style-name="T37">export</text:span> <text:span text:style-name="T3">class</text:span> <text:span text:style-name="T15">BoardComponent</text:span> {</text:p>
      <text:p text:style-name="Quotations"/>
      <text:p text:style-name="Quotations"><text:s text:c="2"/><text:span text:style-name="T23">todos</text:span><text:span text:style-name="T11">:</text:span><text:span text:style-name="T18"> </text:span><text:span text:style-name="T16">ToDo</text:span><text:span text:style-name="T18">[] </text:span><text:span text:style-name="T11">=</text:span><text:span text:style-name="T18">[</text:span></text:p>
      <text:p text:style-name="Quotations"><text:s text:c="4"/><text:span text:style-name="T18">{</text:span></text:p>
      <text:p text:style-name="Quotations"><text:s text:c="6"/><text:span text:style-name="T23">id:</text:span><text:span text:style-name="T18"> </text:span><text:span text:style-name="T30">'1'</text:span><text:span text:style-name="T18">,</text:span></text:p>
      <text:p text:style-name="Quotations"><text:s text:c="6"/><text:span text:style-name="T23">title:</text:span><text:span text:style-name="T18"> </text:span><text:span text:style-name="T30">'Task 1'</text:span><text:span text:style-name="T18">,</text:span></text:p>
      <text:p text:style-name="Quotations"><text:s text:c="4"/><text:span text:style-name="T18">},</text:span></text:p>
      <text:p text:style-name="Quotations"><text:s text:c="4"/><text:span text:style-name="T18">{</text:span></text:p>
      <text:p text:style-name="Quotations"><text:s text:c="6"/><text:span text:style-name="T23">id:</text:span><text:span text:style-name="T18"> </text:span><text:span text:style-name="T30">'2'</text:span><text:span text:style-name="T18">,</text:span></text:p>
      <text:p text:style-name="Quotations"><text:s text:c="6"/><text:span text:style-name="T23">title:</text:span><text:span text:style-name="T18"> </text:span><text:span text:style-name="T30">'Task 2'</text:span><text:span text:style-name="T18">,</text:span></text:p>
      <text:p text:style-name="Quotations"><text:s text:c="4"/><text:span text:style-name="T18">},</text:span></text:p>
      <text:p text:style-name="Quotations"><text:s text:c="4"/><text:span text:style-name="T18">{</text:span></text:p>
      <text:p text:style-name="Quotations"><text:s text:c="6"/><text:span text:style-name="T23">id:</text:span><text:span text:style-name="T18"> </text:span><text:span text:style-name="T30">'3'</text:span><text:span text:style-name="T18">,</text:span></text:p>
      <text:p text:style-name="Quotations"><text:s text:c="6"/><text:span text:style-name="T23">title:</text:span><text:span text:style-name="T18"> </text:span><text:span text:style-name="T30">'Task 3'</text:span><text:span text:style-name="T18">,</text:span></text:p>
      <text:p text:style-name="Quotations"><text:s text:c="4"/><text:span text:style-name="T18">}</text:span></text:p>
      <text:p text:style-name="Quotations"><text:s text:c="2"/><text:span text:style-name="T18">]</text:span></text:p>
      <text:p text:style-name="Quotations"/>
      <text:p text:style-name="Quotations"><text:s text:c="2"/><text:span text:style-name="T40">/* Se ejecuta cada vez que se mueve algun elemento dentro del contenedor,</text:span></text:p>
      <text:p text:style-name="Quotations"><text:s text:c="2"/><text:span text:style-name="T18">moveItemInArray, ordena automaticamente los elementos en el array */</text:span></text:p>
      <text:p text:style-name="Quotations"><text:s text:c="2"/><text:span text:style-name="T35">drop</text:span><text:span text:style-name="T18">(</text:span><text:span text:style-name="T23">event</text:span><text:span text:style-name="T11">:</text:span><text:span text:style-name="T16">CdkDragDrop</text:span><text:span text:style-name="T18">&lt;</text:span><text:span text:style-name="T16">any</text:span><text:span text:style-name="T18">[]&gt;){</text:span></text:p>
      <text:p text:style-name="Quotations"><text:s text:c="4"/><text:span text:style-name="T23">console</text:span><text:span text:style-name="T18">.</text:span><text:span text:style-name="T35">log</text:span><text:span text:style-name="T18">(</text:span><text:span text:style-name="T23">event</text:span><text:span text:style-name="T18">);</text:span></text:p>
      <text:p text:style-name="Quotations"><text:s text:c="4"/><text:span text:style-name="T35">moveItemInArray</text:span><text:span text:style-name="T18">(</text:span><text:span text:style-name="T4">this</text:span><text:span text:style-name="T18">.</text:span><text:span text:style-name="T23">todos</text:span><text:span text:style-name="T18">, </text:span><text:span text:style-name="T23">event</text:span><text:span text:style-name="T18">.</text:span><text:span text:style-name="T23">previousIndex</text:span><text:span text:style-name="T18">, </text:span><text:span text:style-name="T23">event</text:span><text:span text:style-name="T18">.</text:span><text:span text:style-name="T23">currentIndex</text:span><text:span text:style-name="T18">);</text:span></text:p>
      <text:p text:style-name="Quotations"><text:s text:c="2"/><text:span text:style-name="T18">}</text:span></text:p>
      <text:p text:style-name="Quotations">}</text:p>
      <text:p text:style-name="P6"/>
      <text:p text:style-name="Quotations"><text:span text:style-name="T1">&lt;</text:span><text:span text:style-name="T3">div</text:span></text:p>
      <text:p text:style-name="Quotations"><text:s text:c="5"/><text:span text:style-name="T23">class</text:span><text:span text:style-name="T18">=</text:span><text:span text:style-name="T30">"mt-2 text-sm"</text:span></text:p>
      <text:p text:style-name="Quotations"><text:span text:style-name="T30"><text:tab/><text:tab/></text:span><text:span text:style-name="T51">// </text:span><text:span text:style-name="T53">contenedor de zona donde soltar</text:span></text:p>
      <text:p text:style-name="Quotations"><text:s text:c="5"/><text:span text:style-name="T23">cdkDropList</text:span></text:p>
      <text:p text:style-name="Quotations"><text:s text:c="5"/><text:span text:style-name="T18">(</text:span><text:span text:style-name="T23">cdkDropListDropped</text:span><text:span text:style-name="T18">)="</text:span><text:span text:style-name="T35">drop</text:span><text:span text:style-name="T18">(</text:span><text:span text:style-name="T23">$event</text:span><text:span text:style-name="T18">)"</text:span></text:p>
      <text:p text:style-name="Quotations"><text:s text:c="4"/><text:span text:style-name="T2">&gt;</text:span></text:p>
      <text:p text:style-name="Quotations"><text:s text:c="5"/><text:span text:style-name="T2">&lt;</text:span><text:span text:style-name="T4">div</text:span></text:p>
      <text:p text:style-name="Quotations"><text:s text:c="6"/><text:span text:style-name="T23">class</text:span><text:span text:style-name="T18">=</text:span><text:span text:style-name="T30">"p-2 mt-2 bg-white border-b rounded shadow cursor-pointer border-x-gray- <text:tab/><text:tab/><text:tab/>300 hover:bg-gray-400"</text:span></text:p>
      <text:p text:style-name="P25"><text:span text:style-name="T30"><text:tab/><text:tab/></text:span><text:span text:style-name="T51">// </text:span><text:span text:style-name="T53">elemento arrastable</text:span></text:p>
      <text:p text:style-name="Quotations"><text:soft-page-break/><text:s text:c="6"/><text:span text:style-name="T23">cdkDrag</text:span></text:p>
      <text:p text:style-name="Quotations"><text:s text:c="6"/><text:span text:style-name="T18">*</text:span><text:span text:style-name="T38">ngFor</text:span><text:span text:style-name="T18">="</text:span><text:span text:style-name="T4">let</text:span><text:span text:style-name="T18"> </text:span><text:span text:style-name="T23">todo</text:span><text:span text:style-name="T18"> </text:span><text:span text:style-name="T4">of</text:span><text:span text:style-name="T18"> </text:span><text:span text:style-name="T23">todos</text:span><text:span text:style-name="T18">"</text:span></text:p>
      <text:p text:style-name="Quotations"><text:s text:c="5"/><text:span text:style-name="T2">&gt;</text:span></text:p>
      <text:p text:style-name="Quotations"><text:s text:c="6"/><text:span text:style-name="T18">{{ </text:span><text:span text:style-name="T23">todo</text:span><text:span text:style-name="T18">.</text:span><text:span text:style-name="T23">title</text:span><text:span text:style-name="T18"> }}</text:span></text:p>
      <text:p text:style-name="Quotations"><text:s text:c="5"/><text:span text:style-name="T2">&lt;/</text:span><text:span text:style-name="T4">div</text:span><text:span text:style-name="T2">&gt;</text:span></text:p>
      <text:p text:style-name="Quotations"><text:s text:c="4"/><text:span text:style-name="T2">&lt;/</text:span><text:span text:style-name="T4">div</text:span><text:span text:style-name="T2">&gt;</text:span></text:p>
      <text:p text:style-name="Quotations"><text:s text:c="3"/><text:span text:style-name="T2">&lt;/</text:span><text:span text:style-name="T4">div</text:span><text:span text:style-name="T2">&gt;</text:span></text:p>
      <text:p text:style-name="P30"/>
      <text:p text:style-name="P31">+ VIDEO 14: Transferir entre columnas:</text:p>
      <text:p text:style-name="Quotations">&lt;!-- cdkDropListGroup, se coloca al contenedor Padre --&gt;</text:p>
      <text:p text:style-name="Quotations"><text:s text:c="4"/><text:span text:style-name="T2">&lt;</text:span><text:span text:style-name="T4">div</text:span><text:span text:style-name="T18"> </text:span><text:span text:style-name="T23">class</text:span><text:span text:style-name="T18">=</text:span><text:span text:style-name="T30">"flex items-start w-full h-full"</text:span><text:span text:style-name="T18"> </text:span><text:span text:style-name="T23">cdkDropListGroup</text:span><text:span text:style-name="T2">&gt;</text:span></text:p>
      <text:p text:style-name="Quotations"/>
      <text:p text:style-name="Quotations"><text:s text:c="6"/><text:span text:style-name="T40">&lt;!-- Column To Do --&gt;</text:span></text:p>
      <text:p text:style-name="Quotations"><text:s text:c="6"/><text:span text:style-name="T2">&lt;</text:span><text:span text:style-name="T4">div</text:span><text:span text:style-name="T18"> </text:span><text:span text:style-name="T23">class</text:span><text:span text:style-name="T18">=</text:span><text:span text:style-name="T30">"p-2 mr-3 bg-gray-200 rounded w-72"</text:span><text:span text:style-name="T2">&gt;</text:span></text:p>
      <text:p text:style-name="Quotations"><text:s text:c="8"/><text:span text:style-name="T2">&lt;</text:span><text:span text:style-name="T4">div</text:span><text:span text:style-name="T18"> </text:span><text:span text:style-name="T23">class</text:span><text:span text:style-name="T18">=</text:span><text:span text:style-name="T30">"flex justify-between py-1"</text:span><text:span text:style-name="T2">&gt;</text:span></text:p>
      <text:p text:style-name="Quotations"><text:s text:c="10"/><text:span text:style-name="T2">&lt;</text:span><text:span text:style-name="T4">h3</text:span><text:span text:style-name="T18"> </text:span><text:span text:style-name="T23">class</text:span><text:span text:style-name="T18">=</text:span><text:span text:style-name="T30">"ml-2 text-sm font-bold"</text:span><text:span text:style-name="T2">&gt;</text:span><text:span text:style-name="T18">To Do</text:span><text:span text:style-name="T2">&lt;/</text:span><text:span text:style-name="T4">h3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8"/><text:span text:style-name="T40">&lt;!-- [cdkDropListData]="todos", se le pasa el Array que se esta manejando en <text:tab/><text:tab/><text:tab/><text:tab/>la columna --&gt;</text:span></text:p>
      <text:p text:style-name="Quotations"><text:s text:c="8"/><text:span text:style-name="T2">&lt;</text:span><text:span text:style-name="T4">div</text:span></text:p>
      <text:p text:style-name="Quotations"><text:s text:c="10"/><text:span text:style-name="T23">class</text:span><text:span text:style-name="T18">=</text:span><text:span text:style-name="T30">"mt-2 text-sm min-h-[2.5rem]"</text:span></text:p>
      <text:p text:style-name="Quotations"><text:s text:c="10"/><text:span text:style-name="T23">cdkDropList</text:span></text:p>
      <text:p text:style-name="Quotations"><text:s text:c="10"/><text:span text:style-name="T18">(</text:span><text:span text:style-name="T23">cdkDropListDropped</text:span><text:span text:style-name="T18">)="</text:span><text:span text:style-name="T35">drop</text:span><text:span text:style-name="T18">(</text:span><text:span text:style-name="T23">$event</text:span><text:span text:style-name="T18">)"</text:span></text:p>
      <text:p text:style-name="Quotations"><text:s text:c="10"/><text:span text:style-name="T18">[</text:span><text:span text:style-name="T23">cdkDropListData</text:span><text:span text:style-name="T18">]="</text:span><text:span text:style-name="T23">todos</text:span><text:span text:style-name="T18">"</text:span></text:p>
      <text:p text:style-name="Quotations"><text:s text:c="8"/><text:span text:style-name="T2">&gt;</text:span></text:p>
      <text:p text:style-name="Quotations"><text:s text:c="10"/><text:span text:style-name="T2">&lt;</text:span><text:span text:style-name="T4">div</text:span></text:p>
      <text:p text:style-name="Quotations"><text:s text:c="12"/><text:span text:style-name="T23">class</text:span><text:span text:style-name="T18">=</text:span><text:span text:style-name="T30">"p-2 mt-2 bg-white border-b rounded shadow cursor-pointer border-x-<text:tab/><text:tab/><text:tab/><text:tab/>gray-300 hover:bg-gray-400"</text:span></text:p>
      <text:p text:style-name="Quotations"><text:s text:c="12"/><text:span text:style-name="T23">cdkDrag</text:span></text:p>
      <text:p text:style-name="Quotations"><text:s text:c="12"/><text:span text:style-name="T18">*</text:span><text:span text:style-name="T38">ngFor</text:span><text:span text:style-name="T18">="</text:span><text:span text:style-name="T4">let</text:span><text:span text:style-name="T18"> </text:span><text:span text:style-name="T23">todo</text:span><text:span text:style-name="T18"> </text:span><text:span text:style-name="T4">of</text:span><text:span text:style-name="T18"> </text:span><text:span text:style-name="T23">todos</text:span><text:span text:style-name="T18">"</text:span></text:p>
      <text:p text:style-name="Quotations"><text:s text:c="10"/><text:span text:style-name="T2">&gt;</text:span></text:p>
      <text:p text:style-name="Quotations"><text:s text:c="12"/><text:span text:style-name="T18">{{ </text:span><text:span text:style-name="T23">todo</text:span><text:span text:style-name="T18">.</text:span><text:span text:style-name="T23">title</text:span><text:span text:style-name="T18"> }}</text:span></text:p>
      <text:p text:style-name="Quotations"><text:s text:c="10"/><text:span text:style-name="T2">&lt;/</text:span><text:span text:style-name="T4">div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6"/><text:span text:style-name="T2">&lt;/</text:span><text:span text:style-name="T4">div</text:span><text:span text:style-name="T2">&gt;</text:span></text:p>
      <text:p text:style-name="Quotations"/>
      <text:p text:style-name="Quotations"><text:s text:c="6"/><text:span text:style-name="T40">&lt;!-- Column Doing --&gt;</text:span></text:p>
      <text:p text:style-name="Quotations"><text:s text:c="6"/><text:span text:style-name="T2">&lt;</text:span><text:span text:style-name="T4">div</text:span><text:span text:style-name="T18"> </text:span><text:span text:style-name="T23">class</text:span><text:span text:style-name="T18">=</text:span><text:span text:style-name="T30">"p-2 mr-3 bg-gray-200 rounded w-72"</text:span><text:span text:style-name="T2">&gt;</text:span></text:p>
      <text:p text:style-name="Quotations"><text:s text:c="8"/><text:span text:style-name="T2">&lt;</text:span><text:span text:style-name="T4">div</text:span><text:span text:style-name="T18"> </text:span><text:span text:style-name="T23">class</text:span><text:span text:style-name="T18">=</text:span><text:span text:style-name="T30">"flex justify-between py-1"</text:span><text:span text:style-name="T2">&gt;</text:span></text:p>
      <text:p text:style-name="Quotations"><text:s text:c="10"/><text:span text:style-name="T2">&lt;</text:span><text:span text:style-name="T4">h3</text:span><text:span text:style-name="T18"> </text:span><text:span text:style-name="T23">class</text:span><text:span text:style-name="T18">=</text:span><text:span text:style-name="T30">"ml-2 text-sm font-bold"</text:span><text:span text:style-name="T2">&gt;</text:span><text:span text:style-name="T18">Doing</text:span><text:span text:style-name="T2">&lt;/</text:span><text:span text:style-name="T4">h3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/>
      <text:p text:style-name="Quotations"><text:s text:c="8"/><text:span text:style-name="T2">&lt;</text:span><text:span text:style-name="T4">div</text:span></text:p>
      <text:p text:style-name="Quotations"><text:s text:c="10"/><text:span text:style-name="T23">class</text:span><text:span text:style-name="T18">=</text:span><text:span text:style-name="T30">"mt-2 text-sm min-h-[2.5rem]"</text:span></text:p>
      <text:p text:style-name="Quotations"><text:s text:c="10"/><text:span text:style-name="T23">cdkDropList</text:span></text:p>
      <text:p text:style-name="Quotations"><text:s text:c="10"/><text:span text:style-name="T18">(</text:span><text:span text:style-name="T23">cdkDropListDropped</text:span><text:span text:style-name="T18">)="</text:span><text:span text:style-name="T35">drop</text:span><text:span text:style-name="T18">(</text:span><text:span text:style-name="T23">$event</text:span><text:span text:style-name="T18">)"</text:span></text:p>
      <text:p text:style-name="Quotations"><text:s text:c="10"/><text:span text:style-name="T18">[</text:span><text:span text:style-name="T23">cdkDropListData</text:span><text:span text:style-name="T18">]="</text:span><text:span text:style-name="T23">doing</text:span><text:span text:style-name="T18">"</text:span></text:p>
      <text:p text:style-name="Quotations"><text:s text:c="8"/><text:span text:style-name="T2">&gt;</text:span></text:p>
      <text:p text:style-name="Quotations"><text:s text:c="10"/><text:span text:style-name="T2">&lt;</text:span><text:span text:style-name="T4">div</text:span></text:p>
      <text:p text:style-name="Quotations"><text:s text:c="12"/><text:span text:style-name="T23">class</text:span><text:span text:style-name="T18">=</text:span><text:span text:style-name="T30">"p-2 mt-2 bg-white border-b rounded shadow cursor-pointer border-x-<text:tab/><text:tab/><text:tab/><text:tab/>gray-300 hover:bg-gray-400"</text:span></text:p>
      <text:p text:style-name="Quotations"><text:soft-page-break/><text:s text:c="12"/><text:span text:style-name="T23">cdkDrag</text:span></text:p>
      <text:p text:style-name="Quotations"><text:s text:c="12"/><text:span text:style-name="T18">*</text:span><text:span text:style-name="T38">ngFor</text:span><text:span text:style-name="T18">="</text:span><text:span text:style-name="T4">let</text:span><text:span text:style-name="T18"> </text:span><text:span text:style-name="T23">todo</text:span><text:span text:style-name="T18"> </text:span><text:span text:style-name="T4">of</text:span><text:span text:style-name="T18"> </text:span><text:span text:style-name="T23">doing</text:span><text:span text:style-name="T18">"</text:span></text:p>
      <text:p text:style-name="Quotations"><text:s text:c="10"/><text:span text:style-name="T2">&gt;</text:span></text:p>
      <text:p text:style-name="Quotations"><text:s text:c="12"/><text:span text:style-name="T18">{{ </text:span><text:span text:style-name="T23">todo</text:span><text:span text:style-name="T18">.</text:span><text:span text:style-name="T23">title</text:span><text:span text:style-name="T18"> }}</text:span></text:p>
      <text:p text:style-name="Quotations"><text:s text:c="10"/><text:span text:style-name="T2">&lt;/</text:span><text:span text:style-name="T4">div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6"/><text:span text:style-name="T2">&lt;/</text:span><text:span text:style-name="T4">div</text:span><text:span text:style-name="T2">&gt;</text:span></text:p>
      <text:p text:style-name="P31"/>
      <text:p text:style-name="P33">+ VIDEO 15 Modales y diálogos:</text:p>
      <text:p text:style-name="P33">- Los modales incrustan otro componente</text:p>
      <text:p text:style-name="P34">+ todo-dialog.component.ts</text:p>
      <text:p text:style-name="Quotations"><text:span text:style-name="T37">import</text:span> {<text:span text:style-name="T22">DialogRef</text:span>} <text:span text:style-name="T37">from</text:span> <text:span text:style-name="T29">'@angular/cdk/dialog'</text:span>;</text:p>
      <text:p text:style-name="Quotations"><text:span text:style-name="T4">constructor</text:span><text:span text:style-name="T18">(</text:span><text:span text:style-name="T4">private</text:span><text:span text:style-name="T18"> </text:span><text:span text:style-name="T23">dialogRef</text:span><text:span text:style-name="T11">:</text:span><text:span text:style-name="T18"> </text:span><text:span text:style-name="T16">DialogRef</text:span><text:span text:style-name="T18">){}</text:span></text:p>
      <text:p text:style-name="Quotations"/>
      <text:p text:style-name="Quotations"><text:s/><text:span text:style-name="T35">close</text:span><text:span text:style-name="T18">(){</text:span></text:p>
      <text:p text:style-name="Quotations"><text:s text:c="2"/><text:span text:style-name="T4">this</text:span><text:span text:style-name="T18">.</text:span><text:span text:style-name="T23">dialogRef</text:span><text:span text:style-name="T18">.</text:span><text:span text:style-name="T35">close</text:span><text:span text:style-name="T18">();</text:span></text:p>
      <text:p text:style-name="Quotations"><text:s/><text:span text:style-name="T18">}</text:span></text:p>
      <text:p text:style-name="P34"/>
      <text:p text:style-name="P34">+ todo-dialog.component.html</text:p>
      <text:p text:style-name="P34">// lo que se quiere mostrar en el dialog</text:p>
      <text:p text:style-name="P34">+ componente donde mostrar el dialog .ts:</text:p>
      <text:p text:style-name="Quotations"><text:span text:style-name="T34">openDialog</text:span>() {</text:p>
      <text:p text:style-name="Quotations"><text:s text:c="2"/><text:span text:style-name="T4">this</text:span><text:span text:style-name="T18">.</text:span><text:span text:style-name="T23">dialog</text:span><text:span text:style-name="T18">.</text:span><text:span text:style-name="T35">open</text:span><text:span text:style-name="T18">(</text:span><text:span text:style-name="T16">TodoDialogComponent</text:span><text:span text:style-name="T18">, {</text:span></text:p>
      <text:p text:style-name="Quotations"><text:s text:c="3"/><text:span text:style-name="T23">minWidth:</text:span><text:span text:style-name="T18"> </text:span><text:span text:style-name="T30">'25%'</text:span><text:span text:style-name="T18">,</text:span></text:p>
      <text:p text:style-name="Quotations"><text:s text:c="3"/><text:span text:style-name="T23">maxWidth:</text:span><text:span text:style-name="T18"> </text:span><text:span text:style-name="T30">'50%'</text:span></text:p>
      <text:p text:style-name="Quotations"><text:s text:c="2"/><text:span text:style-name="T18">})</text:span></text:p>
      <text:p text:style-name="Quotations"><text:s/><text:span text:style-name="T18">}</text:span></text:p>
      <text:p text:style-name="Quotations"/>
      <text:p text:style-name="Quotations"><text:span text:style-name="T2">&lt;</text:span><text:span text:style-name="T4">div</text:span></text:p>
      <text:p text:style-name="Quotations"><text:span text:style-name="T23"><text:tab/>class</text:span><text:span text:style-name="T18">=</text:span><text:span text:style-name="T30">"p-2 mt-2 bg-white border-b rounded shadow cursor-pointer border-x-gray-300 <text:tab/>hover:bg-gray-400"</text:span></text:p>
      <text:p text:style-name="Quotations"><text:s text:c="2"/><text:span text:style-name="T23">cdkDrag</text:span></text:p>
      <text:p text:style-name="Quotations"><text:s text:c="2"/><text:span text:style-name="T18">(</text:span><text:span text:style-name="T23">click</text:span><text:span text:style-name="T18">)="</text:span><text:span text:style-name="T35">openDialog</text:span><text:span text:style-name="T18">()"</text:span></text:p>
      <text:p text:style-name="Quotations"><text:s text:c="2"/><text:span text:style-name="T18">*</text:span><text:span text:style-name="T38">ngFor</text:span><text:span text:style-name="T18">="</text:span><text:span text:style-name="T4">let</text:span><text:span text:style-name="T18"> </text:span><text:span text:style-name="T23">todo</text:span><text:span text:style-name="T18"> </text:span><text:span text:style-name="T4">of</text:span><text:span text:style-name="T18"> </text:span><text:span text:style-name="T23">col</text:span><text:span text:style-name="T18">.</text:span><text:span text:style-name="T23">todos</text:span><text:span text:style-name="T18">"</text:span></text:p>
      <text:p text:style-name="Quotations"><text:s text:c="2"/><text:span text:style-name="T2">&gt;</text:span></text:p>
      <text:p text:style-name="Quotations"/>
      <text:p text:style-name="P35">+ VIDEO 16: Modales recibiendo y devolviendo información:</text:p>
      <text:p text:style-name="Quotations"><text:span text:style-name="T3">interface</text:span> <text:span text:style-name="T15">InputData</text:span>{</text:p>
      <text:p text:style-name="Quotations"><text:s/><text:span text:style-name="T23">todo</text:span><text:span text:style-name="T11">:</text:span><text:span text:style-name="T18"> </text:span><text:span text:style-name="T16">ToDo</text:span></text:p>
      <text:p text:style-name="Quotations">}</text:p>
      <text:p text:style-name="Quotations"><text:span text:style-name="T3">interface</text:span> <text:span text:style-name="T15">OutputData</text:span>{</text:p>
      <text:p text:style-name="Quotations"><text:s/><text:span text:style-name="T23">rta</text:span><text:span text:style-name="T11">:</text:span><text:span text:style-name="T18"> </text:span><text:span text:style-name="T16">boolean</text:span></text:p>
      <text:p text:style-name="Quotations">}</text:p>
      <text:p text:style-name="Quotations"/>
      <text:p text:style-name="Quotations"><text:span text:style-name="T4">constructor</text:span><text:span text:style-name="T18">(</text:span></text:p>
      <text:p text:style-name="Quotations"><text:s text:c="2"/><text:span text:style-name="T4">private</text:span><text:span text:style-name="T18"> </text:span><text:span text:style-name="T23">dialogRef</text:span><text:span text:style-name="T11">:</text:span><text:span text:style-name="T18"> </text:span><text:span text:style-name="T16">DialogRef</text:span><text:span text:style-name="T18">&lt;</text:span><text:span text:style-name="T16">OutputData</text:span><text:span text:style-name="T18">&gt;,</text:span></text:p>
      <text:p text:style-name="Quotations"><text:soft-page-break/><text:s text:c="2"/><text:span text:style-name="T18">@</text:span><text:span text:style-name="T16">Inject</text:span><text:span text:style-name="T18">(</text:span><text:span text:style-name="T8">DIALOG_DATA</text:span><text:span text:style-name="T18">) </text:span><text:span text:style-name="T23">data</text:span><text:span text:style-name="T11">:</text:span><text:span text:style-name="T18"> </text:span><text:span text:style-name="T16">InputData</text:span></text:p>
      <text:p text:style-name="Quotations"><text:s/><text:span text:style-name="T18">){</text:span></text:p>
      <text:p text:style-name="Quotations"><text:s text:c="2"/><text:span text:style-name="T4">this</text:span><text:span text:style-name="T18">.</text:span><text:span text:style-name="T23">todo</text:span><text:span text:style-name="T18"> </text:span><text:span text:style-name="T11">=</text:span><text:span text:style-name="T18"> </text:span><text:span text:style-name="T23">data</text:span><text:span text:style-name="T18">.</text:span><text:span text:style-name="T23">todo</text:span><text:span text:style-name="T18">;</text:span></text:p>
      <text:p text:style-name="Quotations"><text:s/><text:span text:style-name="T18">}</text:span></text:p>
      <text:p text:style-name="Quotations"><text:s/></text:p>
      <text:p text:style-name="P32"><text:s/><text:span text:style-name="T40">// </text:span><text:span text:style-name="T41">Cerramos sin retornar nada</text:span></text:p>
      <text:p text:style-name="Quotations"><text:s/><text:span text:style-name="T35">close</text:span><text:span text:style-name="T18">(){</text:span></text:p>
      <text:p text:style-name="Quotations"><text:s text:c="2"/><text:span text:style-name="T4">this</text:span><text:span text:style-name="T18">.</text:span><text:span text:style-name="T23">dialogRef</text:span><text:span text:style-name="T18">.</text:span><text:span text:style-name="T35">close</text:span><text:span text:style-name="T18">();</text:span></text:p>
      <text:p text:style-name="Quotations"><text:s/><text:span text:style-name="T18">}</text:span></text:p>
      <text:p text:style-name="Quotations"><text:s/></text:p>
      <text:p text:style-name="Quotations"><text:s/><text:span text:style-name="T40">// Al cerrar retornamos rta:true</text:span></text:p>
      <text:p text:style-name="Quotations"><text:s/><text:span text:style-name="T35">closeWithRta</text:span><text:span text:style-name="T18">(</text:span><text:span text:style-name="T23">rta</text:span><text:span text:style-name="T11">:</text:span><text:span text:style-name="T18"> </text:span><text:span text:style-name="T16">boolean</text:span><text:span text:style-name="T18">){</text:span></text:p>
      <text:p text:style-name="Quotations"><text:s text:c="2"/><text:span text:style-name="T4">this</text:span><text:span text:style-name="T18">.</text:span><text:span text:style-name="T23">dialogRef</text:span><text:span text:style-name="T18">.</text:span><text:span text:style-name="T35">close</text:span><text:span text:style-name="T18">({</text:span></text:p>
      <text:p text:style-name="Quotations"><text:s text:c="3"/><text:span text:style-name="T23">rta:</text:span><text:span text:style-name="T18"> </text:span><text:span text:style-name="T23">rta</text:span><text:span text:style-name="T18">,</text:span></text:p>
      <text:p text:style-name="Quotations"><text:s text:c="2"/><text:span text:style-name="T18">});</text:span></text:p>
      <text:p text:style-name="Quotations"><text:s/><text:span text:style-name="T18">}</text:span></text:p>
      <text:p text:style-name="Quotations"/>
      <text:p text:style-name="Quotations"><text:span text:style-name="T1">&lt;</text:span><text:span text:style-name="T3">div</text:span> <text:span text:style-name="T22">class</text:span>=<text:span text:style-name="T29">"flex space-x-2"</text:span><text:span text:style-name="T1">&gt;</text:span></text:p>
      <text:p text:style-name="Quotations"><text:span text:style-name="T2"><text:tab/>&lt;</text:span><text:span text:style-name="T4">app-btn</text:span><text:span text:style-name="T18"> </text:span><text:span text:style-name="T23">type</text:span><text:span text:style-name="T18">=</text:span><text:span text:style-name="T30">"button"</text:span><text:span text:style-name="T18"> (</text:span><text:span text:style-name="T23">click</text:span><text:span text:style-name="T18">)="</text:span><text:span text:style-name="T35">closeWithRta</text:span><text:span text:style-name="T18">(</text:span><text:span text:style-name="T4">true</text:span><text:span text:style-name="T18">)"</text:span><text:span text:style-name="T2">&gt;</text:span><text:span text:style-name="T18">Si</text:span><text:span text:style-name="T2">&lt;/</text:span><text:span text:style-name="T4">app-btn</text:span><text:span text:style-name="T2">&gt;</text:span></text:p>
      <text:p text:style-name="Quotations"><text:span text:style-name="T2"><text:tab/>&lt;</text:span><text:span text:style-name="T4">app-btn</text:span><text:span text:style-name="T18"> </text:span><text:span text:style-name="T23">type</text:span><text:span text:style-name="T18">=</text:span><text:span text:style-name="T30">"button"</text:span><text:span text:style-name="T18"> (</text:span><text:span text:style-name="T23">click</text:span><text:span text:style-name="T18">)="</text:span><text:span text:style-name="T35">closeWithRta</text:span><text:span text:style-name="T18">(</text:span><text:span text:style-name="T4">false</text:span><text:span text:style-name="T18">)"</text:span><text:span text:style-name="T2">&gt;</text:span><text:span text:style-name="T18">No</text:span><text:span text:style-name="T2">&lt;/</text:span><text:span text:style-name="T4">app-btn</text:span><text:span text:style-name="T2">&gt;</text:span></text:p>
      <text:p text:style-name="Quotations"><text:span text:style-name="T2">&lt;/</text:span><text:span text:style-name="T4">div</text:span><text:span text:style-name="T2">&gt;</text:span></text:p>
      <text:p text:style-name="Quotations"/>
      <text:p text:style-name="Text_20_body"/>
      <text:p text:style-name="P36">+ VIDEO 18: virtual scrollin: se utiliza para la renderización de lista muy extensas, ya que va renderizando los productos, a medida que se va haciendo scroll, no renderiza todo de una sola vez</text:p>
      <text:p text:style-name="P36">- En app.module.ts:</text:p>
      <text:p text:style-name="P7"><text:span text:style-name="T37">import</text:span> {<text:span text:style-name="T22">ScrollingModule</text:span>} <text:span text:style-name="T37">from</text:span> <text:span text:style-name="T29">'@angular/cdk/scrolling'</text:span>;</text:p>
      <text:p text:style-name="P7"/>
      <text:p text:style-name="Text_20_body">- <text:span text:style-name="T58">En component.html</text:span></text:p>
      <text:p text:style-name="Quotations"><text:span text:style-name="T1">&lt;</text:span><text:span text:style-name="T3">cdk-virtual-scroll-viewport</text:span> <text:span text:style-name="T28">itemSize</text:span><text:span text:style-name="T59">=</text:span><text:span text:style-name="T33">"50"</text:span> <text:span text:style-name="T22">class</text:span>=<text:span text:style-name="T29">"w-full mt-2 overflow-y-scroll bg-white border rounded h-96"</text:span><text:span text:style-name="T1">&gt;</text:span></text:p>
      <text:p text:style-name="Quotations"><text:span text:style-name="T2"><text:tab/>&lt;</text:span><text:span text:style-name="T4">div</text:span><text:span text:style-name="T18"> </text:span><text:span text:style-name="T23">class</text:span><text:span text:style-name="T18">=</text:span><text:span text:style-name="T30">"flex items-center space-x-4"</text:span><text:span text:style-name="T18"> </text:span><text:span text:style-name="T20">*</text:span><text:span text:style-name="T26">cdkVirtualFor</text:span><text:span text:style-name="T18">="</text:span><text:span text:style-name="T4">let</text:span><text:span text:style-name="T18"> </text:span><text:span text:style-name="T23">pro</text:span><text:span text:style-name="T18"> </text:span><text:span text:style-name="T4">of</text:span><text:span text:style-name="T18"> </text:span><text:span text:style-name="T23">products</text:span><text:span text:style-name="T18">"</text:span><text:span text:style-name="T2">&gt;</text:span></text:p>
      <text:p text:style-name="Quotations"><text:span text:style-name="T2"><text:tab/>&lt;</text:span><text:span text:style-name="T4">a</text:span></text:p>
      <text:p text:style-name="Quotations"><text:span text:style-name="T23"><text:tab/>href</text:span><text:span text:style-name="T18">=</text:span><text:span text:style-name="T30">"#"</text:span></text:p>
      <text:p text:style-name="Quotations"><text:span text:style-name="T23"><text:tab/>class</text:span><text:span text:style-name="T18">=</text:span><text:span text:style-name="T30">"flex flex-col items-center w-full bg-white border border-gray-200 rounded-lg <text:tab/>shadow md:flex-row md:max-w-xl hover:bg-gray-100 dark:border-gray-700 dark:bg-gray-<text:tab/>800 dark:hover:bg-gray-700"</text:span></text:p>
      <text:p text:style-name="P24"><text:tab/>&gt;</text:p>
      <text:p text:style-name="Quotations"><text:span text:style-name="T2"><text:tab/>&lt;</text:span><text:span text:style-name="T4">img</text:span></text:p>
      <text:p text:style-name="P36">** itemSize, se utiliza para indicarle el tamaño de cada elementos</text:p>
      <text:p text:style-name="P36">** cdkVirtualFor, itera los elementos de manera dinámica</text:p>
      <text:p text:style-name="P38">+ VIDEO 19: Tablas:</text:p>
      <text:p text:style-name="P37">- En app.module.ts:</text:p>
      <text:p text:style-name="P8"><text:span text:style-name="T37">import</text:span> {<text:span text:style-name="T22">CdkTableModule</text:span>} <text:span text:style-name="T37">from</text:span> <text:span text:style-name="T29">'@angular/cdk/table'</text:span>;</text:p>
      <text:p text:style-name="P8"/>
      <text:p text:style-name="Text_20_body">- En component.<text:span text:style-name="T60">ts</text:span></text:p>
      <text:p text:style-name="Quotations"><text:span text:style-name="T22">products</text:span><text:span text:style-name="T10">:</text:span> <text:span text:style-name="T15">Product</text:span>[] <text:span text:style-name="T10">=</text:span> [];</text:p>
      <text:p text:style-name="Quotations"><text:soft-page-break/><text:s/><text:span text:style-name="T23">columns</text:span><text:span text:style-name="T11">:</text:span><text:span text:style-name="T18"> </text:span><text:span text:style-name="T16">string</text:span><text:span text:style-name="T18">[] </text:span><text:span text:style-name="T11">=</text:span><text:span text:style-name="T18"> [</text:span><text:span text:style-name="T30">'id'</text:span><text:span text:style-name="T18">, </text:span><text:span text:style-name="T30">'title'</text:span><text:span text:style-name="T18">, </text:span><text:span text:style-name="T30">'price'</text:span><text:span text:style-name="T18">, </text:span><text:span text:style-name="T30">'cover'</text:span><text:span text:style-name="T18">];</text:span></text:p>
      <text:p text:style-name="Quotations"/>
      <text:p text:style-name="Quotations"><text:s/><text:span text:style-name="T4">constructor</text:span><text:span text:style-name="T18">(</text:span></text:p>
      <text:p text:style-name="Quotations"><text:s text:c="2"/><text:span text:style-name="T4">private</text:span><text:span text:style-name="T18"> </text:span><text:span text:style-name="T23">http</text:span><text:span text:style-name="T11">:</text:span><text:span text:style-name="T18"> </text:span><text:span text:style-name="T16">HttpClient</text:span></text:p>
      <text:p text:style-name="Quotations"><text:s/><text:span text:style-name="T18">){}</text:span></text:p>
      <text:p text:style-name="Quotations"/>
      <text:p text:style-name="Quotations"><text:s/><text:span text:style-name="T35">ngOnInit</text:span><text:span text:style-name="T18">()</text:span><text:span text:style-name="T11">:</text:span><text:span text:style-name="T18"> </text:span><text:span text:style-name="T16">void</text:span><text:span text:style-name="T18"> {</text:span></text:p>
      <text:p text:style-name="Quotations"><text:s text:c="2"/><text:span text:style-name="T4">this</text:span><text:span text:style-name="T18">.</text:span><text:span text:style-name="T23">http</text:span><text:span text:style-name="T18">.</text:span><text:span text:style-name="T35">get</text:span><text:span text:style-name="T18">&lt;</text:span><text:span text:style-name="T16">Product</text:span><text:span text:style-name="T18">[]&gt;(</text:span><text:span text:style-name="T30">'https://api.escuelajs.co/api/v1/products'</text:span><text:span text:style-name="T18">)</text:span></text:p>
      <text:p text:style-name="Quotations"><text:s text:c="2"/><text:span text:style-name="T18">.</text:span><text:span text:style-name="T35">subscribe</text:span><text:span text:style-name="T18">(</text:span><text:span text:style-name="T23">data</text:span><text:span text:style-name="T18"> </text:span><text:span text:style-name="T4">=&gt;</text:span><text:span text:style-name="T18"> {</text:span></text:p>
      <text:p text:style-name="Quotations"><text:s text:c="3"/><text:span text:style-name="T4">this</text:span><text:span text:style-name="T18">.</text:span><text:span text:style-name="T23">products</text:span><text:span text:style-name="T18"> </text:span><text:span text:style-name="T11">=</text:span><text:span text:style-name="T18"> </text:span><text:span text:style-name="T23">data</text:span><text:span text:style-name="T18">;</text:span></text:p>
      <text:p text:style-name="Quotations"><text:s text:c="2"/><text:span text:style-name="T18">})</text:span></text:p>
      <text:p text:style-name="Quotations"><text:s/><text:span text:style-name="T18">}</text:span></text:p>
      <text:p text:style-name="Text_20_body"/>
      <text:p text:style-name="Text_20_body">- <text:span text:style-name="T61">component.html</text:span></text:p>
      <text:p text:style-name="Quotations"><text:span text:style-name="T1">&lt;</text:span><text:span text:style-name="T3">div</text:span> <text:span text:style-name="T22">class</text:span>=<text:span text:style-name="T29">"flex flex-col h-screen"</text:span><text:span text:style-name="T1">&gt;</text:span></text:p>
      <text:p text:style-name="Quotations"><text:s/><text:span text:style-name="T2">&lt;</text:span><text:span text:style-name="T4">app-navbar</text:span><text:span text:style-name="T2">&gt;&lt;/</text:span><text:span text:style-name="T4">app-navbar</text:span><text:span text:style-name="T2">&gt;</text:span></text:p>
      <text:p text:style-name="Quotations"><text:s/><text:span text:style-name="T2">&lt;</text:span><text:span text:style-name="T4">div</text:span><text:span text:style-name="T18"> </text:span><text:span text:style-name="T23">class</text:span><text:span text:style-name="T18">=</text:span><text:span text:style-name="T30">"w-full p-6 grow bg-sky-600"</text:span><text:span text:style-name="T2">&gt;</text:span></text:p>
      <text:p text:style-name="Quotations"><text:s text:c="2"/><text:span text:style-name="T2">&lt;</text:span><text:span text:style-name="T4">table</text:span><text:span text:style-name="T18"> </text:span><text:span text:style-name="T23">cdk-table</text:span><text:span text:style-name="T18"> [</text:span><text:span text:style-name="T23">dataSource</text:span><text:span text:style-name="T18">]="</text:span><text:span text:style-name="T23">products</text:span><text:span text:style-name="T18">"</text:span><text:span text:style-name="T2">&gt;</text:span></text:p>
      <text:p text:style-name="Quotations"><text:s text:c="3"/><text:span text:style-name="T2">&lt;</text:span><text:span text:style-name="T4">tr</text:span><text:span text:style-name="T18"> </text:span><text:span text:style-name="T23">cdk-header-row</text:span><text:span text:style-name="T18"> *</text:span><text:span text:style-name="T23">cdkHeaderRowDef</text:span><text:span text:style-name="T18">="</text:span><text:span text:style-name="T23">columns</text:span><text:span text:style-name="T18">"</text:span><text:span text:style-name="T2">&gt;&lt;/</text:span><text:span text:style-name="T4">tr</text:span><text:span text:style-name="T2">&gt;</text:span></text:p>
      <text:p text:style-name="Quotations"><text:s text:c="3"/><text:span text:style-name="T2">&lt;</text:span><text:span text:style-name="T4">tr</text:span><text:span text:style-name="T18"> </text:span><text:span text:style-name="T23">cdk-row</text:span><text:span text:style-name="T18"> *</text:span><text:span text:style-name="T23">cdkRowDef</text:span><text:span text:style-name="T18">="</text:span><text:span text:style-name="T4">let</text:span><text:span text:style-name="T18"> </text:span><text:span text:style-name="T23">row</text:span><text:span text:style-name="T18">; </text:span><text:span text:style-name="T62">columns</text:span><text:span text:style-name="T18">: </text:span><text:span text:style-name="T23">columns</text:span><text:span text:style-name="T18">"</text:span><text:span text:style-name="T2">&gt;&lt;/</text:span><text:span text:style-name="T4">tr</text:span><text:span text:style-name="T2">&gt;</text:span></text:p>
      <text:p text:style-name="Quotations"/>
      <text:p text:style-name="Quotations"><text:s text:c="3"/><text:span text:style-name="T40">&lt;!-- Id Column --&gt;</text:span></text:p>
      <text:p text:style-name="Quotations"><text:s text:c="3"/><text:span text:style-name="T2">&lt;</text:span><text:span text:style-name="T4">ng-container</text:span><text:span text:style-name="T18"> </text:span><text:span text:style-name="T23">cdkColumnDef</text:span><text:span text:style-name="T18">=</text:span><text:span text:style-name="T30">"id"</text:span><text:span text:style-name="T2">&gt;</text:span></text:p>
      <text:p text:style-name="Quotations"><text:s text:c="4"/><text:span text:style-name="T2">&lt;</text:span><text:span text:style-name="T4">th</text:span><text:span text:style-name="T18"> </text:span><text:span text:style-name="T23">cdk-header-cell</text:span><text:span text:style-name="T18"> *</text:span><text:span text:style-name="T23">cdkHeaderCellDef</text:span><text:span text:style-name="T2">&gt;</text:span><text:span text:style-name="T18">Id</text:span><text:span text:style-name="T2">&lt;/</text:span><text:span text:style-name="T4">th</text:span><text:span text:style-name="T2">&gt;</text:span></text:p>
      <text:p text:style-name="Quotations"><text:s text:c="4"/><text:span text:style-name="T2">&lt;</text:span><text:span text:style-name="T4">td</text:span><text:span text:style-name="T18"> </text:span><text:span text:style-name="T23">cdk-cell</text:span><text:span text:style-name="T18"> *</text:span><text:span text:style-name="T23">cdkCellDef</text:span><text:span text:style-name="T18">="</text:span><text:span text:style-name="T4">let</text:span><text:span text:style-name="T18"> </text:span><text:span text:style-name="T23">row</text:span><text:span text:style-name="T30">"&gt;{{row.id}}&lt;/td</text:span><text:span text:style-name="T63">&gt;</text:span></text:p>
      <text:p text:style-name="Quotations"><text:s text:c="3"/><text:span text:style-name="T11">&lt;/</text:span><text:span text:style-name="T23">ng</text:span><text:span text:style-name="T11">-</text:span><text:span text:style-name="T23">container</text:span><text:span text:style-name="T11">&gt;</text:span></text:p>
      <text:p text:style-name="Quotations"/>
      <text:p text:style-name="Quotations"><text:s text:c="3"/><text:span text:style-name="T11">&lt;!--</text:span><text:span text:style-name="T18"> </text:span><text:span text:style-name="T23">Title</text:span><text:span text:style-name="T18"> </text:span><text:span text:style-name="T23">Column</text:span><text:span text:style-name="T18"> </text:span><text:span text:style-name="T11">--&gt;</text:span></text:p>
      <text:p text:style-name="Quotations"><text:s text:c="3"/><text:span text:style-name="T2">&lt;</text:span><text:span text:style-name="T16">ng-container</text:span><text:span text:style-name="T18"> </text:span><text:span text:style-name="T23">cdkColumnDef</text:span><text:span text:style-name="T11">=</text:span><text:span text:style-name="T30">"title"</text:span><text:span text:style-name="T2">&gt;</text:span></text:p>
      <text:p text:style-name="Quotations"><text:s text:c="4"/><text:span text:style-name="T2">&lt;</text:span><text:span text:style-name="T4">th</text:span><text:span text:style-name="T18"> </text:span><text:span text:style-name="T23">cdk-header-cell</text:span><text:span text:style-name="T18"> </text:span><text:span text:style-name="T63">*cdkHeaderCellDef&gt;Title&lt;/th&gt;</text:span></text:p>
      <text:p text:style-name="Quotations"><text:s text:c="4"/><text:span text:style-name="T63">&lt;td</text:span><text:span text:style-name="T18"> </text:span><text:span text:style-name="T23">cdk-cell</text:span><text:span text:style-name="T18"> </text:span><text:span text:style-name="T63">*cdkCellDef="let</text:span><text:span text:style-name="T18"> </text:span><text:span text:style-name="T63">row"&gt;{{row.title}}&lt;/td&gt;</text:span></text:p>
      <text:p text:style-name="Quotations"><text:s text:c="3"/><text:span text:style-name="T63">&lt;/ng-container&gt;</text:span></text:p>
      <text:p text:style-name="Quotations"/>
      <text:p text:style-name="Quotations"><text:s text:c="3"/><text:span text:style-name="T63">&lt;!--</text:span><text:span text:style-name="T18"> </text:span><text:span text:style-name="T23">Price</text:span><text:span text:style-name="T18"> </text:span><text:span text:style-name="T23">Column</text:span><text:span text:style-name="T18"> </text:span><text:span text:style-name="T63">--&gt;</text:span></text:p>
      <text:p text:style-name="Quotations"><text:s text:c="3"/><text:span text:style-name="T63">&lt;ng-container</text:span><text:span text:style-name="T18"> </text:span><text:span text:style-name="T23">cdkColumnDef</text:span><text:span text:style-name="T11">=</text:span><text:span text:style-name="T30">"price"</text:span><text:span text:style-name="T2">&gt;</text:span></text:p>
      <text:p text:style-name="Quotations"><text:s text:c="4"/><text:span text:style-name="T2">&lt;</text:span><text:span text:style-name="T4">th</text:span><text:span text:style-name="T18"> </text:span><text:span text:style-name="T23">cdk-header-cell</text:span><text:span text:style-name="T18"> </text:span><text:span text:style-name="T63">*cdkHeaderCellDef&gt;Price&lt;/th&gt;</text:span></text:p>
      <text:p text:style-name="Quotations"><text:s text:c="4"/><text:span text:style-name="T63">&lt;td</text:span><text:span text:style-name="T18"> </text:span><text:span text:style-name="T23">cdk-cell</text:span><text:span text:style-name="T18"> </text:span><text:span text:style-name="T63">*cdkCellDef="let</text:span><text:span text:style-name="T18"> </text:span><text:span text:style-name="T63">row"&gt;{{row.price}}&lt;/td&gt;</text:span></text:p>
      <text:p text:style-name="Quotations"><text:s text:c="3"/><text:span text:style-name="T63">&lt;/ng-container&gt;</text:span></text:p>
      <text:p text:style-name="Quotations"/>
      <text:p text:style-name="Quotations"><text:s text:c="3"/><text:span text:style-name="T63">&lt;!--</text:span><text:span text:style-name="T18"> </text:span><text:span text:style-name="T23">cover</text:span><text:span text:style-name="T18"> </text:span><text:span text:style-name="T23">Column</text:span><text:span text:style-name="T18"> </text:span><text:span text:style-name="T63">--&gt;</text:span></text:p>
      <text:p text:style-name="Quotations"><text:s text:c="3"/><text:span text:style-name="T63">&lt;ng-container</text:span><text:span text:style-name="T18"> </text:span><text:span text:style-name="T23">cdkColumnDef</text:span><text:span text:style-name="T11">=</text:span><text:span text:style-name="T30">"cover"</text:span><text:span text:style-name="T2">&gt;</text:span></text:p>
      <text:p text:style-name="Quotations"><text:s text:c="4"/><text:span text:style-name="T2">&lt;</text:span><text:span text:style-name="T4">th</text:span><text:span text:style-name="T18"> </text:span><text:span text:style-name="T23">cdk-header-cell</text:span><text:span text:style-name="T18"> </text:span><text:span text:style-name="T63">*cdkHeaderCellDef&gt;Cover&lt;/th&gt;</text:span></text:p>
      <text:p text:style-name="Quotations"><text:s text:c="4"/><text:span text:style-name="T63">&lt;td</text:span><text:span text:style-name="T18"> </text:span><text:span text:style-name="T23">cdk-cell</text:span><text:span text:style-name="T18"> </text:span><text:span text:style-name="T63">*cdkCellDef="let</text:span><text:span text:style-name="T18"> </text:span><text:span text:style-name="T63">row"&gt;</text:span></text:p>
      <text:p text:style-name="Quotations"><text:s text:c="5"/><text:span text:style-name="T63">&lt;img</text:span><text:span text:style-name="T18"> </text:span><text:span text:style-name="T23">class</text:span><text:span text:style-name="T11">=</text:span><text:span text:style-name="T30">"w-64"</text:span><text:span text:style-name="T18"> </text:span><text:span text:style-name="T63">[src]="row.images[0]"</text:span><text:span text:style-name="T18"> </text:span><text:span text:style-name="T23">alt</text:span><text:span text:style-name="T11">=</text:span><text:span text:style-name="T30">""</text:span><text:span text:style-name="T2">&gt;</text:span></text:p>
      <text:p text:style-name="Quotations"><text:s text:c="4"/><text:span text:style-name="T2">&lt;/</text:span><text:span text:style-name="T4">td</text:span><text:span text:style-name="T2">&gt;</text:span></text:p>
      <text:p text:style-name="Quotations"><text:s text:c="3"/><text:span text:style-name="T2">&lt;/</text:span><text:span text:style-name="T16">ng-container</text:span><text:span text:style-name="T2">&gt;</text:span></text:p>
      <text:p text:style-name="Quotations"/>
      <text:p text:style-name="Quotations"><text:s text:c="2"/><text:span text:style-name="T2">&lt;/</text:span><text:span text:style-name="T4">table</text:span><text:span text:style-name="T2">&gt;</text:span></text:p>
      <text:p text:style-name="Quotations"><text:s/><text:span text:style-name="T2">&lt;/</text:span><text:span text:style-name="T4">div</text:span><text:span text:style-name="T2">&gt;</text:span></text:p>
      <text:p text:style-name="Quotations"><text:span text:style-name="T10">&lt;/</text:span><text:span text:style-name="T22">div</text:span><text:span text:style-name="T10">&gt;</text:span></text:p>
      <text:p text:style-name="Text_20_body"/>
      <text:p text:style-name="P44"><text:soft-page-break/>*VIDEO 20: Estilos en tablas:</text:p>
      <text:p text:style-name="P44">- los estilos de padding y margin van a nivel de celda</text:p>
      <text:p text:style-name="P44">- los estilos de cabecera van en: cdk-header-row</text:p>
      <text:p text:style-name="P45">** en todas las celdas tenemos toda la información del objeto que se esta iterando</text:p>
      <text:p text:style-name="P46">*VIDEO 21: Data Source:</text:p>
      <text:p text:style-name="P46">- Provee un Observable que sirve de fuente de información para una tabla</text:p>
      <text:p text:style-name="P46">- <text:span text:style-name="T64">Puede ser un Array de datos directamente o un observable de un array</text:span></text:p>
      <text:p text:style-name="P47">+ dataSource.ts</text:p>
      <text:p text:style-name="Quotations"><text:span text:style-name="T37">import</text:span> { <text:span text:style-name="T22">CollectionViewer</text:span>, <text:span text:style-name="T22">DataSource</text:span> } <text:span text:style-name="T37">from</text:span> <text:span text:style-name="T29">"@angular/cdk/collections"</text:span>;</text:p>
      <text:p text:style-name="Quotations"><text:span text:style-name="T37">import</text:span> { <text:span text:style-name="T22">BehaviorSubject</text:span>, <text:span text:style-name="T22">Observable</text:span> } <text:span text:style-name="T37">from</text:span> <text:span text:style-name="T29">"rxjs"</text:span>;</text:p>
      <text:p text:style-name="Quotations"><text:span text:style-name="T37">import</text:span> { <text:span text:style-name="T22">Product</text:span> } <text:span text:style-name="T37">from</text:span> <text:span text:style-name="T29">"src/app/models/product.model"</text:span>;</text:p>
      <text:p text:style-name="Quotations"/>
      <text:p text:style-name="Quotations"><text:span text:style-name="T37">export</text:span> <text:span text:style-name="T3">class</text:span> <text:span text:style-name="T15">DataSourceProduct</text:span> <text:span text:style-name="T3">extends</text:span> <text:span text:style-name="T15">DataSource</text:span>&lt;<text:span text:style-name="T15">Product</text:span>&gt;{</text:p>
      <text:p text:style-name="Quotations"/>
      <text:p text:style-name="Quotations"><text:s/><text:span text:style-name="T23">data</text:span><text:span text:style-name="T18"> </text:span><text:span text:style-name="T11">=</text:span><text:span text:style-name="T18"> </text:span><text:span text:style-name="T4">new</text:span><text:span text:style-name="T18"> </text:span><text:span text:style-name="T16">BehaviorSubject</text:span><text:span text:style-name="T18">&lt;</text:span><text:span text:style-name="T16">Product</text:span><text:span text:style-name="T18">[]&gt;([]);</text:span></text:p>
      <text:p text:style-name="Quotations"/>
      <text:p text:style-name="Quotations"><text:s/><text:span text:style-name="T35">connect</text:span><text:span text:style-name="T18">()</text:span><text:span text:style-name="T11">:</text:span><text:span text:style-name="T18"> </text:span><text:span text:style-name="T16">Observable</text:span><text:span text:style-name="T18">&lt;</text:span><text:span text:style-name="T16">Product</text:span><text:span text:style-name="T18">[]&gt;{</text:span></text:p>
      <text:p text:style-name="Quotations"><text:s text:c="2"/><text:span text:style-name="T40">// retornamos un Observable</text:span></text:p>
      <text:p text:style-name="Quotations"><text:s text:c="2"/><text:span text:style-name="T38">return</text:span><text:span text:style-name="T18"> </text:span><text:span text:style-name="T4">this</text:span><text:span text:style-name="T18">.</text:span><text:span text:style-name="T23">data</text:span><text:span text:style-name="T18">;</text:span></text:p>
      <text:p text:style-name="Quotations"><text:s/><text:span text:style-name="T18">}</text:span></text:p>
      <text:p text:style-name="Quotations"/>
      <text:p text:style-name="Quotations"><text:s/><text:span text:style-name="T35">init</text:span><text:span text:style-name="T18">(</text:span><text:span text:style-name="T23">products</text:span><text:span text:style-name="T11">:</text:span><text:span text:style-name="T18"> </text:span><text:span text:style-name="T16">Product</text:span><text:span text:style-name="T18">[])</text:span><text:span text:style-name="T11">:</text:span><text:span text:style-name="T18"> </text:span><text:span text:style-name="T16">void</text:span><text:span text:style-name="T18">{</text:span></text:p>
      <text:p text:style-name="Quotations"><text:s text:c="2"/><text:span text:style-name="T4">this</text:span><text:span text:style-name="T18">.</text:span><text:span text:style-name="T23">data</text:span><text:span text:style-name="T18">.</text:span><text:span text:style-name="T35">next</text:span><text:span text:style-name="T18">(</text:span><text:span text:style-name="T23">products</text:span><text:span text:style-name="T18">);</text:span></text:p>
      <text:p text:style-name="Quotations"><text:s/><text:span text:style-name="T18">}</text:span></text:p>
      <text:p text:style-name="Quotations"/>
      <text:p text:style-name="Quotations"><text:s/><text:span text:style-name="T35">update</text:span><text:span text:style-name="T18">(</text:span><text:span text:style-name="T23">id</text:span><text:span text:style-name="T11">:</text:span><text:span text:style-name="T18"> </text:span><text:span text:style-name="T16">Product</text:span><text:span text:style-name="T18">[</text:span><text:span text:style-name="T30">'id'</text:span><text:span text:style-name="T18">], </text:span><text:span text:style-name="T23">changes</text:span><text:span text:style-name="T11">:</text:span><text:span text:style-name="T18"> </text:span><text:span text:style-name="T16">Partial</text:span><text:span text:style-name="T18">&lt;</text:span><text:span text:style-name="T16">Product</text:span><text:span text:style-name="T18">&gt;){</text:span></text:p>
      <text:p text:style-name="Quotations"><text:s text:c="2"/><text:span text:style-name="T4">const</text:span><text:span text:style-name="T18"> </text:span><text:span text:style-name="T8">products</text:span><text:span text:style-name="T18"> </text:span><text:span text:style-name="T11">=</text:span><text:span text:style-name="T18"> </text:span><text:span text:style-name="T4">this</text:span><text:span text:style-name="T18">.</text:span><text:span text:style-name="T23">data</text:span><text:span text:style-name="T18">.</text:span><text:span text:style-name="T35">getValue</text:span><text:span text:style-name="T18">();</text:span></text:p>
      <text:p text:style-name="Quotations"><text:s text:c="2"/><text:span text:style-name="T4">const</text:span><text:span text:style-name="T18"> </text:span><text:span text:style-name="T8">productIndex</text:span><text:span text:style-name="T18"> </text:span><text:span text:style-name="T11">=</text:span><text:span text:style-name="T18"> </text:span><text:span text:style-name="T8">products</text:span><text:span text:style-name="T18">.</text:span><text:span text:style-name="T35">findIndex</text:span><text:span text:style-name="T18">(</text:span><text:span text:style-name="T23">prod</text:span><text:span text:style-name="T18"> </text:span><text:span text:style-name="T4">=&gt;</text:span><text:span text:style-name="T18"> </text:span><text:span text:style-name="T23">prod</text:span><text:span text:style-name="T18">.</text:span><text:span text:style-name="T23">id</text:span><text:span text:style-name="T18"> </text:span><text:span text:style-name="T11">===</text:span><text:span text:style-name="T18"> </text:span><text:span text:style-name="T23">id</text:span><text:span text:style-name="T18">);</text:span></text:p>
      <text:p text:style-name="Quotations"><text:s text:c="2"/><text:span text:style-name="T40">// findIndex retorna -1 cuando no consigue un elemento</text:span></text:p>
      <text:p text:style-name="Quotations"><text:s text:c="2"/><text:span text:style-name="T38">if</text:span><text:span text:style-name="T18"> (</text:span><text:span text:style-name="T8">productIndex</text:span><text:span text:style-name="T18"> </text:span><text:span text:style-name="T11">!==</text:span><text:span text:style-name="T18"> </text:span><text:span text:style-name="T11">-</text:span><text:span text:style-name="T56">1</text:span><text:span text:style-name="T18">){</text:span></text:p>
      <text:p text:style-name="Quotations"><text:s text:c="3"/><text:span text:style-name="T8">products</text:span><text:span text:style-name="T18">[</text:span><text:span text:style-name="T8">productIndex</text:span><text:span text:style-name="T18">] </text:span><text:span text:style-name="T11">=</text:span><text:span text:style-name="T18"> {</text:span></text:p>
      <text:p text:style-name="Quotations"><text:s text:c="4"/><text:span text:style-name="T11">...</text:span><text:span text:style-name="T8">products</text:span><text:span text:style-name="T18">[</text:span><text:span text:style-name="T8">productIndex</text:span><text:span text:style-name="T18">],</text:span></text:p>
      <text:p text:style-name="Quotations"><text:s text:c="4"/><text:span text:style-name="T11">...</text:span><text:span text:style-name="T23">changes</text:span><text:span text:style-name="T18">,</text:span></text:p>
      <text:p text:style-name="Quotations"><text:s text:c="3"/><text:span text:style-name="T18">}</text:span></text:p>
      <text:p text:style-name="Quotations"><text:s text:c="3"/><text:span text:style-name="T4">this</text:span><text:span text:style-name="T18">.</text:span><text:span text:style-name="T23">data</text:span><text:span text:style-name="T18">.</text:span><text:span text:style-name="T35">next</text:span><text:span text:style-name="T18">(</text:span><text:span text:style-name="T8">products</text:span><text:span text:style-name="T18">);</text:span></text:p>
      <text:p text:style-name="Quotations"><text:s text:c="2"/><text:span text:style-name="T18">}</text:span></text:p>
      <text:p text:style-name="Quotations"><text:s/><text:span text:style-name="T18">}</text:span></text:p>
      <text:p text:style-name="Quotations"/>
      <text:p text:style-name="Quotations"><text:s/><text:span text:style-name="T35">disconnect</text:span><text:span text:style-name="T18">() {}</text:span></text:p>
      <text:p text:style-name="Quotations">}</text:p>
      <text:p text:style-name="P47"/>
      <text:p text:style-name="P47">+En component.ts</text:p>
      <text:p text:style-name="Quotations"><text:span text:style-name="T37">export</text:span> <text:span text:style-name="T3">class</text:span> <text:span text:style-name="T15">TableComponent</text:span> {</text:p>
      <text:p text:style-name="Quotations"><text:s text:c="2"/></text:p>
      <text:p text:style-name="Quotations"><text:s text:c="2"/><text:span text:style-name="T27">dataSource</text:span><text:span text:style-name="T21"> </text:span><text:span text:style-name="T14">=</text:span><text:span text:style-name="T21"> </text:span><text:span text:style-name="T6">new</text:span><text:span text:style-name="T21"> </text:span><text:span text:style-name="T17">DataSourceProduct</text:span><text:span text:style-name="T21">();</text:span></text:p>
      <text:p text:style-name="Quotations"><text:soft-page-break/><text:s text:c="2"/><text:span text:style-name="T23">columns</text:span><text:span text:style-name="T11">:</text:span><text:span text:style-name="T18"> </text:span><text:span text:style-name="T16">string</text:span><text:span text:style-name="T18">[] </text:span><text:span text:style-name="T11">=</text:span><text:span text:style-name="T18"> [</text:span><text:span text:style-name="T30">'id'</text:span><text:span text:style-name="T18">, </text:span><text:span text:style-name="T30">'title'</text:span><text:span text:style-name="T18">, </text:span><text:span text:style-name="T30">'price'</text:span><text:span text:style-name="T18">, </text:span><text:span text:style-name="T30">'cover'</text:span><text:span text:style-name="T18">, </text:span><text:span text:style-name="T30">'actions'</text:span><text:span text:style-name="T18">];</text:span></text:p>
      <text:p text:style-name="Quotations"><text:s text:c="2"/><text:span text:style-name="T23">total</text:span><text:span text:style-name="T11">:</text:span><text:span text:style-name="T16">any</text:span><text:span text:style-name="T18"> </text:span><text:span text:style-name="T11">=</text:span><text:span text:style-name="T18"> </text:span><text:span text:style-name="T56">0</text:span><text:span text:style-name="T18">;</text:span></text:p>
      <text:p text:style-name="Quotations"/>
      <text:p text:style-name="Quotations"><text:s text:c="2"/><text:span text:style-name="T35">ngOnInit</text:span><text:span text:style-name="T18">()</text:span><text:span text:style-name="T11">:</text:span><text:span text:style-name="T18"> </text:span><text:span text:style-name="T16">void</text:span><text:span text:style-name="T18"> {</text:span></text:p>
      <text:p text:style-name="Quotations"><text:s text:c="4"/><text:span text:style-name="T4">this</text:span><text:span text:style-name="T18">.</text:span><text:span text:style-name="T23">http</text:span><text:span text:style-name="T18">.</text:span><text:span text:style-name="T35">get</text:span><text:span text:style-name="T18">&lt;</text:span><text:span text:style-name="T16">Product</text:span><text:span text:style-name="T18">[]&gt;(</text:span><text:span text:style-name="T30">'https://api.escuelajs.co/api/v1/products'</text:span><text:span text:style-name="T18">)</text:span></text:p>
      <text:p text:style-name="Quotations"><text:s text:c="4"/><text:span text:style-name="T18">.</text:span><text:span text:style-name="T35">subscribe</text:span><text:span text:style-name="T18">(</text:span><text:span text:style-name="T23">data</text:span><text:span text:style-name="T18"> </text:span><text:span text:style-name="T4">=&gt;</text:span><text:span text:style-name="T18"> {</text:span></text:p>
      <text:p text:style-name="Quotations"><text:s text:c="6"/><text:span text:style-name="T23">console</text:span><text:span text:style-name="T18">.</text:span><text:span text:style-name="T35">log</text:span><text:span text:style-name="T18">(</text:span><text:span text:style-name="T23">data</text:span><text:span text:style-name="T18">);</text:span></text:p>
      <text:p text:style-name="Quotations"><text:s text:c="6"/><text:span text:style-name="T40">//this.products = data;</text:span></text:p>
      <text:p text:style-name="Quotations"><text:s text:c="6"/><text:span text:style-name="T6">this</text:span><text:span text:style-name="T21">.</text:span><text:span text:style-name="T27">dataSource</text:span><text:span text:style-name="T21">.</text:span><text:span text:style-name="T36">init</text:span><text:span text:style-name="T21">(</text:span><text:span text:style-name="T27">data</text:span><text:span text:style-name="T21">);</text:span></text:p>
      <text:p text:style-name="Quotations"><text:s text:c="6"/><text:span text:style-name="T4">this</text:span><text:span text:style-name="T18">.</text:span><text:span text:style-name="T35">setTotal</text:span><text:span text:style-name="T18">();</text:span></text:p>
      <text:p text:style-name="Quotations"><text:s text:c="4"/><text:span text:style-name="T18">})</text:span></text:p>
      <text:p text:style-name="Quotations"><text:s text:c="2"/><text:span text:style-name="T18">}</text:span></text:p>
      <text:p text:style-name="Quotations"/>
      <text:p text:style-name="Quotations"><text:s text:c="2"/><text:span text:style-name="T40">/* Obtiene el total de forma reactiva */</text:span></text:p>
      <text:p text:style-name="Quotations"><text:s text:c="2"/><text:span text:style-name="T35">setTotal</text:span><text:span text:style-name="T18">(){</text:span></text:p>
      <text:p text:style-name="Quotations"><text:s text:c="4"/><text:span text:style-name="T6">this</text:span><text:span text:style-name="T21">.</text:span><text:span text:style-name="T27">dataSource</text:span><text:span text:style-name="T21">.</text:span><text:span text:style-name="T27">data</text:span><text:span text:style-name="T21">.</text:span><text:span text:style-name="T36">subscribe</text:span><text:span text:style-name="T18">(</text:span><text:span text:style-name="T23">products</text:span><text:span text:style-name="T18"> </text:span><text:span text:style-name="T4">=&gt;</text:span><text:span text:style-name="T18"> {</text:span></text:p>
      <text:p text:style-name="Quotations"><text:s text:c="6"/><text:span text:style-name="T4">this</text:span><text:span text:style-name="T18">.</text:span><text:span text:style-name="T23">total</text:span><text:span text:style-name="T11">=</text:span><text:span text:style-name="T23">products</text:span></text:p>
      <text:p text:style-name="Quotations"><text:s text:c="6"/><text:span text:style-name="T18">.</text:span><text:span text:style-name="T35">map</text:span><text:span text:style-name="T18">(</text:span><text:span text:style-name="T23">product</text:span><text:span text:style-name="T18"> </text:span><text:span text:style-name="T4">=&gt;</text:span><text:span text:style-name="T18"> </text:span><text:span text:style-name="T23">product</text:span><text:span text:style-name="T18">.</text:span><text:span text:style-name="T23">price</text:span><text:span text:style-name="T18">)</text:span></text:p>
      <text:p text:style-name="Quotations"><text:s text:c="6"/><text:span text:style-name="T18">.</text:span><text:span text:style-name="T35">reduce</text:span><text:span text:style-name="T18">((</text:span><text:span text:style-name="T23">price</text:span><text:span text:style-name="T18">, </text:span><text:span text:style-name="T23">total</text:span><text:span text:style-name="T18">) </text:span><text:span text:style-name="T4">=&gt;</text:span><text:span text:style-name="T18"> </text:span><text:span text:style-name="T23">price</text:span><text:span text:style-name="T18"> </text:span><text:span text:style-name="T11">+</text:span><text:span text:style-name="T18"> </text:span><text:span text:style-name="T23">total</text:span><text:span text:style-name="T18">, </text:span><text:span text:style-name="T56">0</text:span><text:span text:style-name="T18">);</text:span></text:p>
      <text:p text:style-name="Quotations"><text:s text:c="4"/><text:span text:style-name="T18">});</text:span></text:p>
      <text:p text:style-name="Quotations"><text:s text:c="2"/><text:span text:style-name="T18">}</text:span></text:p>
      <text:p text:style-name="Quotations"/>
      <text:p text:style-name="Quotations"><text:s text:c="2"/><text:span text:style-name="T35">update</text:span><text:span text:style-name="T18">(</text:span><text:span text:style-name="T23">product</text:span><text:span text:style-name="T11">:</text:span><text:span text:style-name="T18"> </text:span><text:span text:style-name="T16">Product</text:span><text:span text:style-name="T18">) {</text:span></text:p>
      <text:p text:style-name="Quotations"><text:s text:c="4"/><text:span text:style-name="T6">this</text:span><text:span text:style-name="T21">.</text:span><text:span text:style-name="T27">dataSource</text:span><text:span text:style-name="T21">.</text:span><text:span text:style-name="T36">update</text:span><text:span text:style-name="T21">(</text:span><text:span text:style-name="T27">product</text:span><text:span text:style-name="T21">.</text:span><text:span text:style-name="T27">id</text:span><text:span text:style-name="T21">, {</text:span><text:span text:style-name="T27">price:</text:span><text:span text:style-name="T57">20</text:span><text:span text:style-name="T21">});</text:span></text:p>
      <text:p text:style-name="Quotations"><text:s text:c="2"/><text:span text:style-name="T18">}</text:span></text:p>
      <text:p text:style-name="Quotations"/>
      <text:p text:style-name="Quotations">}</text:p>
      <text:p text:style-name="P47"/>
      <text:p text:style-name="P48">+En component.html</text:p>
      <text:p text:style-name="Quotations"><text:span text:style-name="T1">&lt;</text:span><text:span text:style-name="T3">table</text:span></text:p>
      <text:p text:style-name="Quotations"><text:s text:c="6"/><text:span text:style-name="T23">class</text:span><text:span text:style-name="T18">=</text:span><text:span text:style-name="T30">"table w-full text-sm text-left text-gray-500 dark:text-gray-400"</text:span></text:p>
      <text:p text:style-name="Quotations"><text:s text:c="6"/><text:span text:style-name="T23">cdk-table</text:span></text:p>
      <text:p text:style-name="Quotations"><text:s text:c="6"/><text:span text:style-name="T21">[</text:span><text:span text:style-name="T27">dataSource</text:span><text:span text:style-name="T21">]="</text:span><text:span text:style-name="T27">dataSource</text:span><text:span text:style-name="T21">"</text:span></text:p>
      <text:p text:style-name="Quotations"><text:s text:c="4"/><text:span text:style-name="T2">&gt;</text:span></text:p>
      <text:p text:style-name="P48"/>
      <text:p text:style-name="Text_20_body"><text:span text:style-name="T65">*</text:span> VIDEO 24:Tablas con filtros y debounce:</text:p>
      <text:p text:style-name="P49">+ component.ts</text:p>
      <text:p text:style-name="Quotations"><text:s/><text:span text:style-name="T40">// hacemos busqueda por el input</text:span></text:p>
      <text:p text:style-name="Quotations"><text:s text:c="4"/><text:span text:style-name="T4">this</text:span><text:span text:style-name="T18">.</text:span><text:span text:style-name="T23">input</text:span><text:span text:style-name="T18">.</text:span><text:span text:style-name="T8">valueChanges</text:span></text:p>
      <text:p text:style-name="Quotations"><text:s text:c="4"/><text:span text:style-name="T18">.</text:span><text:span text:style-name="T35">pipe</text:span><text:span text:style-name="T18">(</text:span><text:span text:style-name="T35">debounceTime</text:span><text:span text:style-name="T18">(</text:span><text:span text:style-name="T56">300</text:span><text:span text:style-name="T18">))</text:span></text:p>
      <text:p text:style-name="Quotations"><text:s text:c="4"/><text:span text:style-name="T18">.</text:span><text:span text:style-name="T35">subscribe</text:span><text:span text:style-name="T18">(</text:span><text:span text:style-name="T23">data</text:span><text:span text:style-name="T18"> </text:span><text:span text:style-name="T4">=&gt;</text:span><text:span text:style-name="T18"> {</text:span></text:p>
      <text:p text:style-name="Quotations"><text:s text:c="6"/><text:span text:style-name="T4">this</text:span><text:span text:style-name="T18">.</text:span><text:span text:style-name="T23">dataSource</text:span><text:span text:style-name="T18">.</text:span><text:span text:style-name="T35">find</text:span><text:span text:style-name="T18">(</text:span><text:span text:style-name="T23">data</text:span><text:span text:style-name="T18">);</text:span></text:p>
      <text:p text:style-name="Quotations"><text:s text:c="4"/><text:span text:style-name="T18">});</text:span></text:p>
      <text:p text:style-name="P42"/>
      <text:p text:style-name="P36"/>
      <text:p text:style-name="P49">+datasourse.ts</text:p>
      <text:p text:style-name="P43"><text:span text:style-name="T34">find</text:span>(<text:span text:style-name="T22">query</text:span><text:span text:style-name="T10">:</text:span> <text:span text:style-name="T15">string</text:span>){</text:p>
      <text:p text:style-name="Quotations"><text:soft-page-break/><text:s text:c="4"/><text:span text:style-name="T40">// hacemos la busqueda en un array auxiliar que hemos creado con la información <text:tab/><text:tab/><text:tab/>original,</text:span></text:p>
      <text:p text:style-name="Quotations"><text:s text:c="4"/><text:span text:style-name="T40">// buscamos por todos los campos</text:span></text:p>
      <text:p text:style-name="Quotations"><text:s text:c="4"/><text:span text:style-name="T4">const</text:span><text:span text:style-name="T18"> </text:span><text:span text:style-name="T8">newProducts</text:span><text:span text:style-name="T18"> </text:span><text:span text:style-name="T11">=</text:span><text:span text:style-name="T18"> </text:span><text:span text:style-name="T4">this</text:span><text:span text:style-name="T18">.</text:span><text:span text:style-name="T23">originalData</text:span><text:span text:style-name="T18">.</text:span><text:span text:style-name="T35">filter</text:span><text:span text:style-name="T18">(</text:span><text:span text:style-name="T23">item</text:span><text:span text:style-name="T18"> </text:span><text:span text:style-name="T4">=&gt;</text:span><text:span text:style-name="T18"> {</text:span></text:p>
      <text:p text:style-name="Quotations"><text:s text:c="6"/><text:span text:style-name="T38">return</text:span><text:span text:style-name="T18"> </text:span><text:span text:style-name="T23">item</text:span><text:span text:style-name="T18">.</text:span><text:span text:style-name="T23">title</text:span><text:span text:style-name="T18">.</text:span><text:span text:style-name="T35">toLowerCase</text:span><text:span text:style-name="T18">().</text:span><text:span text:style-name="T35">includes</text:span><text:span text:style-name="T18">(</text:span><text:span text:style-name="T23">query</text:span><text:span text:style-name="T18">.</text:span><text:span text:style-name="T35">toLowerCase</text:span><text:span text:style-name="T18">()) </text:span><text:span text:style-name="T11">||</text:span></text:p>
      <text:p text:style-name="Quotations"><text:s text:c="6"/><text:span text:style-name="T23">item</text:span><text:span text:style-name="T18">.</text:span><text:span text:style-name="T23">id</text:span><text:span text:style-name="T18">.</text:span><text:span text:style-name="T35">toString</text:span><text:span text:style-name="T18">() </text:span><text:span text:style-name="T11">===</text:span><text:span text:style-name="T18"> </text:span><text:span text:style-name="T23">query</text:span><text:span text:style-name="T18"> </text:span><text:span text:style-name="T11">||</text:span></text:p>
      <text:p text:style-name="Quotations"><text:s text:c="6"/><text:span text:style-name="T23">item</text:span><text:span text:style-name="T18">.</text:span><text:span text:style-name="T23">price</text:span><text:span text:style-name="T18">.</text:span><text:span text:style-name="T35">toString</text:span><text:span text:style-name="T18">() </text:span><text:span text:style-name="T11">===</text:span><text:span text:style-name="T18"> </text:span><text:span text:style-name="T23">query</text:span></text:p>
      <text:p text:style-name="Quotations"><text:s text:c="4"/><text:span text:style-name="T18">});</text:span></text:p>
      <text:p text:style-name="Quotations"><text:s text:c="4"/><text:span text:style-name="T4">this</text:span><text:span text:style-name="T18">.</text:span><text:span text:style-name="T23">data</text:span><text:span text:style-name="T18">.</text:span><text:span text:style-name="T35">next</text:span><text:span text:style-name="T18">(</text:span><text:span text:style-name="T8">newProducts</text:span><text:span text:style-name="T18">);</text:span></text:p>
      <text:p text:style-name="Quotations"><text:s text:c="2"/><text:span text:style-name="T18">}</text:span></text:p>
      <text:p text:style-name="P49"/>
      <text:p text:style-name="P50">* VIDEO 24: Algunas mejoras</text:p>
      <text:p text:style-name="P50">- Para cerrar el overlay haciendo click fuera de el:</text:p>
      <text:p text:style-name="Quotations"><text:span text:style-name="T1">&lt;</text:span><text:span text:style-name="T3">ng-template</text:span></text:p>
      <text:p text:style-name="Quotations">  <text:span text:style-name="T23">cdkConnectedOverlay</text:span></text:p>
      <text:p text:style-name="Quotations">  <text:span text:style-name="T18">[</text:span><text:span text:style-name="T23">cdkConnectedOverlayOrigin</text:span><text:span text:style-name="T18">]="</text:span><text:span text:style-name="T23">menuOverlay</text:span><text:span text:style-name="T18">"</text:span></text:p>
      <text:p text:style-name="Quotations">  <text:span text:style-name="T18">[</text:span><text:span text:style-name="T23">cdkConnectedOverlayOpen</text:span><text:span text:style-name="T18">]="</text:span><text:span text:style-name="T23">isOpen</text:span><text:span text:style-name="T18">"</text:span></text:p>
      <text:p text:style-name="Quotations">  <text:span text:style-name="T21">(</text:span><text:span text:style-name="T27">overlayOutsideClick</text:span><text:span text:style-name="T21">)="</text:span><text:span text:style-name="T27">isOpen</text:span><text:span text:style-name="T21"> </text:span><text:span text:style-name="T14">=</text:span><text:span text:style-name="T21"> </text:span><text:span text:style-name="T14">!</text:span><text:span text:style-name="T27">isOpen</text:span><text:span text:style-name="T21">"</text:span></text:p>
      <text:p text:style-name="Quotations">&gt;</text:p>
      <text:p text:style-name="P50"/>
      <text:p text:style-name="P50">- cambiar comporta miento de botón. Al utilizar la etiqueta &lt;ng-content&gt; podemos agregar etiquetas dentro de el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6-22T14:13:35.286000000</dc:date>
    <meta:editing-duration>P3DT18H22M21S</meta:editing-duration>
    <meta:editing-cycles>110</meta:editing-cycles>
    <meta:generator>LibreOffice/7.5.3.2$Windows_X86_64 LibreOffice_project/9f56dff12ba03b9acd7730a5a481eea045e468f3</meta:generator>
    <meta:document-statistic meta:table-count="0" meta:image-count="0" meta:object-count="0" meta:page-count="13" meta:paragraph-count="496" meta:word-count="1704" meta:character-count="15178" meta:non-whitespace-character-count="12393"/>
  </office:meta>
</office:document-meta>
</file>